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color="#000000" loext:opacity="100%" style:font-name="Droid Sans Mono" fo:font-size="8pt" fo:font-weight="normal" fo:background-color="#ffffff" style:font-size-asian="8pt" style:font-size-complex="8pt"/>
    </style:style>
    <style:style style:name="P2" style:family="paragraph" style:parent-style-name="Standard">
      <style:paragraph-properties fo:line-height="100%"/>
      <style:text-properties fo:color="#a31515" loext:opacity="100%" style:font-name="Droid Sans Mono" fo:font-size="8pt" fo:font-weight="normal" fo:background-color="#ffffff" style:font-size-asian="8pt" style:font-size-complex="8pt"/>
    </style:style>
    <style:style style:name="P3" style:family="paragraph" style:parent-style-name="Standard">
      <style:paragraph-properties fo:line-height="100%"/>
      <style:text-properties fo:color="#008000" loext:opacity="100%" style:font-name="Droid Sans Mono" fo:font-size="8pt" fo:font-weight="normal" fo:background-color="#ffffff" style:font-size-asian="8pt" style:font-size-complex="8pt"/>
    </style:style>
    <style:style style:name="P4" style:family="paragraph" style:parent-style-name="Standard">
      <style:paragraph-properties fo:line-height="100%"/>
      <style:text-properties fo:color="#af00db" loext:opacity="100%" style:font-name="Droid Sans Mono" fo:font-size="8pt" fo:font-weight="normal" fo:background-color="#ffffff" style:font-size-asian="8pt" style:font-size-complex="8pt"/>
    </style:style>
    <style:style style:name="P5" style:family="paragraph" style:parent-style-name="Standard">
      <style:paragraph-properties fo:margin-top="0cm" fo:margin-bottom="0.499cm" style:contextual-spacing="false" fo:line-height="100%"/>
      <style:text-properties fo:font-size="8pt" style:font-size-asian="8pt" style:font-size-complex="8pt"/>
    </style:style>
    <style:style style:name="P6" style:family="paragraph" style:parent-style-name="Standard">
      <style:paragraph-properties fo:line-height="100%"/>
      <style:text-properties fo:font-size="8pt" style:font-size-asian="8pt" style:font-size-complex="8pt"/>
    </style:style>
    <style:style style:name="T1" style:family="text">
      <style:text-properties fo:color="#af00db" loext:opacity="100%"/>
    </style:style>
    <style:style style:name="T2" style:family="text">
      <style:text-properties fo:color="#267f99" loext:opacity="100%"/>
    </style:style>
    <style:style style:name="T3" style:family="text">
      <style:text-properties fo:color="#795e26" loext:opacity="100%"/>
    </style:style>
    <style:style style:name="T4" style:family="text">
      <style:text-properties fo:color="#001080" loext:opacity="100%"/>
    </style:style>
    <style:style style:name="T5" style:family="text">
      <style:text-properties fo:color="#0000ff" loext:opacity="100%"/>
    </style:style>
    <style:style style:name="T6" style:family="text">
      <style:text-properties fo:color="#a31515" loext:opacity="100%"/>
    </style:style>
    <style:style style:name="T7" style:family="text">
      <style:text-properties fo:color="#098658" loext:opacity="100%"/>
    </style:style>
    <style:style style:name="T8" style:family="text">
      <style:text-properties fo:color="#ee0000" loext:opacity="100%"/>
    </style:style>
    <style:style style:name="T9" style:family="text">
      <style:text-properties fo:color="#008000" loext:opacity="100%"/>
    </style:style>
    <style:style style:name="T10" style:family="text">
      <style:text-properties fo:color="#0070c1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""" David J. Lusher 08/2020: WENO non-linear filter for shock-capturing."""</text:p>
      <text:p text:style-name="P1"><text:span text:style-name="T1">from</text:span> opensbli <text:span text:style-name="T1">import</text:span> *</text:p>
      <text:p text:style-name="P1"><text:span text:style-name="T1">from</text:span> <text:span text:style-name="T2">sympy</text:span> <text:span text:style-name="T1">import</text:span> <text:span text:style-name="T3">symbols</text:span>, <text:span text:style-name="T2">exp</text:span>, <text:span text:style-name="T4">pprint</text:span>, <text:span text:style-name="T2">Piecewise</text:span>, <text:span text:style-name="T2">binomial</text:span>, <text:span text:style-name="T2">Min</text:span>, <text:span text:style-name="T3">sqrt</text:span>, <text:span text:style-name="T2">Equality</text:span>, <text:span text:style-name="T2">tanh</text:span></text:p>
      <text:p text:style-name="P1"><text:span text:style-name="T1">from</text:span> opensbli.core.opensbliobjects <text:span text:style-name="T1">import</text:span> DataObject, ConstantObject, GroupedPiecewise, DataSet</text:p>
      <text:p text:style-name="P1"><text:span text:style-name="T1">from</text:span> opensbli.equation_types.opensbliequations <text:span text:style-name="T1">import</text:span> OpenSBLIEquation, NonSimulationEquations, ConstituentRelations</text:p>
      <text:p text:style-name="P1"><text:span text:style-name="T1">from</text:span> opensbli.postprocess.post_process_eq <text:span text:style-name="T1">import</text:span> *</text:p>
      <text:p text:style-name="P1"><text:span text:style-name="T1">from</text:span> opensbli.core.kernel <text:span text:style-name="T1">import</text:span> ConstantsToDeclare <text:span text:style-name="T1">as</text:span> CTD</text:p>
      <text:p text:style-name="P1"><text:span text:style-name="T1">from</text:span> opensbli.code_generation.algorithm.common <text:span text:style-name="T1">import</text:span> *</text:p>
      <text:p text:style-name="P1"><text:span text:style-name="T1">from</text:span> opensbli.utilities.user_defined_kernels <text:span text:style-name="T1">import</text:span> UserDefinedEquations</text:p>
      <text:p text:style-name="P1"><text:span text:style-name="T1">from</text:span> opensbli.schemes.spatial.weno <text:span text:style-name="T1">import</text:span> *</text:p>
      <text:p text:style-name="P1"><text:span text:style-name="T1">from</text:span> opensbli.core.boundary_conditions.bc_core <text:span text:style-name="T1">import</text:span> WallBC</text:p>
      <text:p text:style-name="P1"><text:span text:style-name="T1">from</text:span> <text:span text:style-name="T2">sympy</text:span>.<text:span text:style-name="T2">functions</text:span>.<text:span text:style-name="T2">elementary</text:span>.<text:span text:style-name="T2">piecewise</text:span> <text:span text:style-name="T1">import</text:span> <text:span text:style-name="T2">ExprCondPair</text:span></text:p>
      <text:p text:style-name="P1"><text:span text:style-name="T1">from</text:span> opensbli.equation_types.metric <text:span text:style-name="T1">import</text:span> MetricsEquation</text:p>
      <text:p text:style-name="P1"><text:span text:style-name="T1">from</text:span> opensbli.schemes.spatial.scheme <text:span text:style-name="T1">import</text:span> CentralHalos_defdec</text:p>
      <text:p text:style-name="P1"><text:span text:style-name="T1">from</text:span> opensbli.core.grid <text:span text:style-name="T1">import</text:span> GridVariable <text:span text:style-name="T1">as</text:span> gv</text:p>
      <text:p text:style-name="P5"/>
      <text:p text:style-name="P1"><text:span text:style-name="T5">class</text:span> <text:span text:style-name="T2">NonLinearFilterBase</text:span>(<text:span text:style-name="T2">object</text:span>):</text:p>
      <text:p text:style-name="P2">""" Base class for shared functionality between non-linear filter-step methods."""</text:p>
      <text:p text:style-name="P1"><text:span text:style-name="T5">def</text:span> <text:span text:style-name="T3">__init__</text:span>(<text:span text:style-name="T4">self</text:span>, <text:span text:style-name="T4">airfoil</text:span>, <text:span text:style-name="T4">block</text:span>, <text:span text:style-name="T4">metrics</text:span>, <text:span text:style-name="T4">optimize</text:span>):</text:p>
      <text:p text:style-name="P1"><text:span text:style-name="T4">self</text:span>.<text:span text:style-name="T4">reconstruction_kernels</text:span>, <text:span text:style-name="T4">self</text:span>.<text:span text:style-name="T4">residual_kernels</text:span> = [], []</text:p>
      <text:p text:style-name="P1"><text:span text:style-name="T4">self</text:span>.<text:span text:style-name="T4">airfoil</text:span> = <text:span text:style-name="T4">airfoil</text:span></text:p>
      <text:p text:style-name="P1"><text:span text:style-name="T4">self</text:span>.<text:span text:style-name="T4">hybrid</text:span> = <text:span text:style-name="T5">False</text:span></text:p>
      <text:p text:style-name="P1"><text:span text:style-name="T4">block</text:span>.shock_filter = <text:span text:style-name="T5">True</text:span></text:p>
      <text:p text:style-name="P1"><text:span text:style-name="T4">self</text:span>.<text:span text:style-name="T4">block</text:span> = <text:span text:style-name="T4">block</text:span></text:p>
      <text:p text:style-name="P1"><text:span text:style-name="T4">self</text:span>.<text:span text:style-name="T4">ndim</text:span> = <text:span text:style-name="T4">block</text:span>.ndim</text:p>
      <text:p text:style-name="P1"><text:span text:style-name="T4">self</text:span>.<text:span text:style-name="T4">equation_classes</text:span> = []</text:p>
      <text:p text:style-name="P3"># Check if the problem needs a metric transformation of the equations</text:p>
      <text:p text:style-name="P1"><text:span text:style-name="T4">self</text:span>.<text:span text:style-name="T4">metrics</text:span> = <text:span text:style-name="T4">metrics</text:span></text:p>
      <text:p text:style-name="P1"><text:span text:style-name="T1">if</text:span> <text:span text:style-name="T4">metrics</text:span> <text:span text:style-name="T5">is</text:span> <text:span text:style-name="T5">not</text:span> <text:span text:style-name="T5">None</text:span>:</text:p>
      <text:p text:style-name="P1"><text:span text:style-name="T1">try</text:span>:</text:p>
      <text:p text:style-name="P1"><text:span text:style-name="T1">assert</text:span> <text:span text:style-name="T3">isinstance</text:span>(<text:span text:style-name="T4">block</text:span>.get_metric_class, MetricsEquation)</text:p>
      <text:p text:style-name="P1"><text:span text:style-name="T1">except</text:span>:</text:p>
      <text:p text:style-name="P1"><text:span text:style-name="T1">raise</text:span> <text:span text:style-name="T2">ValueError</text:span>(<text:span text:style-name="T6">"Please set the metric class on the block before calling the WENO/TVD filter in the problem script."</text:span>)</text:p>
      <text:p text:style-name="P1"><text:span text:style-name="T4">self</text:span>.<text:span text:style-name="T3">process_metrics</text:span>(<text:span text:style-name="T4">metrics</text:span>)</text:p>
      <text:p text:style-name="P1"><text:span text:style-name="T4">self</text:span>.<text:span text:style-name="T4">EE</text:span> = EinsteinEquation()</text:p>
      <text:p text:style-name="P1"><text:span text:style-name="T1">if</text:span> <text:span text:style-name="T4">metrics</text:span> <text:span text:style-name="T5">is</text:span> <text:span text:style-name="T5">not</text:span> <text:span text:style-name="T5">None</text:span>:</text:p>
      <text:p text:style-name="P1"><text:span text:style-name="T4">optional_subs_dict</text:span> = <text:span text:style-name="T4">metrics</text:span>.metric_subs</text:p>
      <text:p text:style-name="P1"><text:span text:style-name="T4">self</text:span>.<text:span text:style-name="T4">EE</text:span>.optional_subs_dict = <text:span text:style-name="T4">optional_subs_dict</text:span></text:p>
      <text:p text:style-name="P4">return</text:p>
      <text:p text:style-name="P6"/>
      <text:p text:style-name="P1"><text:span text:style-name="T5">def</text:span> <text:span text:style-name="T3">detect_wall_boundaries</text:span>(<text:span text:style-name="T4">self</text:span>):</text:p>
      <text:p text:style-name="P2">""" The shock-filter is turned off in the near-wall region. This function detects which directions, if any, have</text:p>
      <text:p text:style-name="P2">wall boundary conditions."""</text:p>
      <text:p text:style-name="P1"><text:span text:style-name="T4">self</text:span>.<text:span text:style-name="T4">wall_boundaries</text:span> = [[<text:span text:style-name="T5">False</text:span>, <text:span text:style-name="T5">False</text:span>] <text:span text:style-name="T1">for</text:span> <text:span text:style-name="T4">_</text:span> <text:span text:style-name="T1">in</text:span> <text:span text:style-name="T2">range</text:span>(<text:span text:style-name="T4">self</text:span>.<text:span text:style-name="T4">ndim</text:span>)]</text:p>
      <text:p text:style-name="P1"><text:span text:style-name="T1">try</text:span>:</text:p>
      <text:p text:style-name="P1"><text:span text:style-name="T1">for</text:span> <text:span text:style-name="T4">direction</text:span> <text:span text:style-name="T1">in</text:span> <text:span text:style-name="T2">range</text:span>(<text:span text:style-name="T4">self</text:span>.<text:span text:style-name="T4">ndim</text:span>):</text:p>
      <text:p text:style-name="P1"><text:span text:style-name="T1">for</text:span> <text:span text:style-name="T4">side</text:span> <text:span text:style-name="T1">in</text:span> [<text:span text:style-name="T7">0</text:span>,<text:span text:style-name="T7">1</text:span>]:</text:p>
      <text:p text:style-name="P1"><text:span text:style-name="T1">if</text:span> <text:span text:style-name="T3">isinstance</text:span>(<text:span text:style-name="T4">self</text:span>.<text:span text:style-name="T4">block</text:span>.boundary_types[<text:span text:style-name="T4">direction</text:span>][<text:span text:style-name="T4">side</text:span>], WallBC):</text:p>
      <text:p text:style-name="P1"><text:span text:style-name="T4">self</text:span>.<text:span text:style-name="T4">wall_boundaries</text:span>[<text:span text:style-name="T4">direction</text:span>][<text:span text:style-name="T4">side</text:span>] = <text:span text:style-name="T5">True</text:span></text:p>
      <text:p text:style-name="P1"><text:span text:style-name="T1">except</text:span>:</text:p>
      <text:p text:style-name="P1"><text:span text:style-name="T1">raise</text:span> <text:span text:style-name="T2">ValueError</text:span>(<text:span text:style-name="T6">"Please set boundary conditions on the block before calling the shock filter."</text:span>)</text:p>
      <text:p text:style-name="P4">return</text:p>
      <text:p text:style-name="P6"/>
      <text:p text:style-name="P1"><text:span text:style-name="T5">def</text:span> <text:span text:style-name="T3">detect_interface_boundaries</text:span>(<text:span text:style-name="T4">self</text:span>):</text:p>
      <text:p text:style-name="P2">""" The shock-filter is turned off close to block interfaces. This function detects which directions, if any, have</text:p>
      <text:p text:style-name="P2">interface boundary conditions."""</text:p>
      <text:p text:style-name="P1"><text:span text:style-name="T4">self</text:span>.<text:span text:style-name="T4">interface_boundaries</text:span> = [[<text:span text:style-name="T5">False</text:span>, <text:span text:style-name="T5">False</text:span>] <text:span text:style-name="T1">for</text:span> <text:span text:style-name="T4">_</text:span> <text:span text:style-name="T1">in</text:span> <text:span text:style-name="T2">range</text:span>(<text:span text:style-name="T4">self</text:span>.<text:span text:style-name="T4">ndim</text:span>)]</text:p>
      <text:p text:style-name="P1"><text:span text:style-name="T1">try</text:span>:</text:p>
      <text:p text:style-name="P1"><text:span text:style-name="T1">for</text:span> <text:span text:style-name="T4">direction</text:span> <text:span text:style-name="T1">in</text:span> <text:span text:style-name="T2">range</text:span>(<text:span text:style-name="T4">self</text:span>.<text:span text:style-name="T4">ndim</text:span>):</text:p>
      <text:p text:style-name="P1"><text:span text:style-name="T1">for</text:span> <text:span text:style-name="T4">side</text:span> <text:span text:style-name="T1">in</text:span> [<text:span text:style-name="T7">0</text:span>,<text:span text:style-name="T7">1</text:span>]:</text:p>
      <text:p text:style-name="P1"><text:span text:style-name="T1">if</text:span> <text:span text:style-name="T3">isinstance</text:span>(<text:span text:style-name="T4">self</text:span>.<text:span text:style-name="T4">block</text:span>.boundary_types[<text:span text:style-name="T4">direction</text:span>][<text:span text:style-name="T4">side</text:span>], InterfaceBC) <text:span text:style-name="T5">or</text:span> <text:span text:style-name="T3">isinstance</text:span>(<text:span text:style-name="T4">self</text:span>.<text:span text:style-name="T4">block</text:span>.boundary_types[<text:span text:style-name="T4">direction</text:span>][<text:span text:style-name="T4">side</text:span>], SharedInterfaceBC):</text:p>
      <text:p text:style-name="P1"><text:span text:style-name="T4">self</text:span>.<text:span text:style-name="T4">interface_boundaries</text:span>[<text:span text:style-name="T4">direction</text:span>][<text:span text:style-name="T4">side</text:span>] = <text:span text:style-name="T5">True</text:span></text:p>
      <text:p text:style-name="P1"><text:span text:style-name="T1">except</text:span>:</text:p>
      <text:p text:style-name="P1"><text:span text:style-name="T1">raise</text:span> <text:span text:style-name="T2">ValueError</text:span>(<text:span text:style-name="T6">"Please set boundary conditions on the block before calling the shock filter."</text:span>)</text:p>
      <text:p text:style-name="P4">return</text:p>
      <text:p text:style-name="P6"><text:soft-page-break/></text:p>
      <text:p text:style-name="P1"><text:span text:style-name="T5">def</text:span> <text:span text:style-name="T3">process_metrics</text:span>(<text:span text:style-name="T4">self</text:span>, <text:span text:style-name="T4">metrics</text:span>):</text:p>
      <text:p text:style-name="P3"># Uniform mesh</text:p>
      <text:p text:style-name="P1"><text:span text:style-name="T1">if</text:span> <text:span text:style-name="T4">metrics</text:span> <text:span text:style-name="T5">is</text:span> <text:span text:style-name="T5">None</text:span>:</text:p>
      <text:p text:style-name="P1"><text:span text:style-name="T4">self</text:span>.<text:span text:style-name="T4">metric_class</text:span> = <text:span text:style-name="T5">None</text:span></text:p>
      <text:p text:style-name="P1"><text:span text:style-name="T4">self</text:span>.<text:span text:style-name="T4">stretched</text:span>, <text:span text:style-name="T4">self</text:span>.<text:span text:style-name="T4">curvilinear</text:span> = <text:span text:style-name="T5">False</text:span>, <text:span text:style-name="T5">False</text:span></text:p>
      <text:p text:style-name="P3"># Stretched or curvlinear mesh</text:p>
      <text:p text:style-name="P1"><text:span text:style-name="T1">else</text:span>:</text:p>
      <text:p text:style-name="P1"><text:span text:style-name="T4">self</text:span>.<text:span text:style-name="T4">metric_class</text:span> = <text:span text:style-name="T4">metrics</text:span></text:p>
      <text:p text:style-name="P3"># Check whether the mesh is only stretched or full curvilinear</text:p>
      <text:p text:style-name="P1"><text:span text:style-name="T1">if</text:span> <text:span text:style-name="T3">sum</text:span>(<text:span text:style-name="T4">self</text:span>.<text:span text:style-name="T4">metric_class</text:span>.stretching_metric) &gt; <text:span text:style-name="T7">0</text:span>:</text:p>
      <text:p text:style-name="P1"><text:span text:style-name="T4">self</text:span>.<text:span text:style-name="T4">stretched</text:span> = <text:span text:style-name="T5">True</text:span></text:p>
      <text:p text:style-name="P1"><text:span text:style-name="T1">if</text:span> <text:span text:style-name="T3">sum</text:span>(<text:span text:style-name="T4">self</text:span>.<text:span text:style-name="T4">metric_class</text:span>.curvilinear_metric) &gt; <text:span text:style-name="T7">0</text:span>:</text:p>
      <text:p text:style-name="P1"><text:span text:style-name="T4">self</text:span>.<text:span text:style-name="T4">curvilinear</text:span> = <text:span text:style-name="T5">True</text:span></text:p>
      <text:p text:style-name="P1"><text:span text:style-name="T1">else</text:span>:</text:p>
      <text:p text:style-name="P1"><text:span text:style-name="T4">self</text:span>.<text:span text:style-name="T4">curvilinear</text:span> = <text:span text:style-name="T5">False</text:span></text:p>
      <text:p text:style-name="P4">return</text:p>
      <text:p text:style-name="P6"/>
      <text:p text:style-name="P1"><text:span text:style-name="T5">def</text:span> <text:span text:style-name="T3">Euler_equations_passive_scalar</text:span>(<text:span text:style-name="T4">self</text:span>, <text:span text:style-name="T4">block</text:span>, <text:span text:style-name="T4">scheme_type</text:span>):</text:p>
      <text:p text:style-name="P3"># Define the compresible Navier-Stokes equations in Einstein notation, depending on the metric input</text:p>
      <text:p text:style-name="P1"><text:span text:style-name="T4">scheme_type</text:span> = <text:span text:style-name="T6">"**{</text:span><text:span text:style-name="T8">\'</text:span><text:span text:style-name="T6">scheme</text:span><text:span text:style-name="T8">\'</text:span><text:span text:style-name="T6">:</text:span><text:span text:style-name="T8">\'</text:span><text:span text:style-name="T5">%s</text:span><text:span text:style-name="T8">\'</text:span><text:span text:style-name="T6">}"</text:span> % <text:span text:style-name="T4">scheme_type</text:span></text:p>
      <text:p text:style-name="P1"><text:span text:style-name="T4">constants</text:span> = [<text:span text:style-name="T6">"Re"</text:span>, <text:span text:style-name="T6">"Pr"</text:span>,<text:span text:style-name="T6">"gama"</text:span>, <text:span text:style-name="T6">"Minf"</text:span>, <text:span text:style-name="T6">"SuthT"</text:span>, <text:span text:style-name="T6">"RefT"</text:span>]</text:p>
      <text:p text:style-name="P3"># Uniform mesh, no stretching or curvilinear terms</text:p>
      <text:p text:style-name="P1"><text:span text:style-name="T1">if</text:span> <text:span text:style-name="T4">self</text:span>.<text:span text:style-name="T4">metric_class</text:span> <text:span text:style-name="T5">is</text:span> <text:span text:style-name="T5">None</text:span>:</text:p>
      <text:p text:style-name="P1"><text:span text:style-name="T4">coordinate_symbol</text:span> = <text:span text:style-name="T6">"x"</text:span></text:p>
      <text:p text:style-name="P1"><text:span text:style-name="T4">mass</text:span> = <text:span text:style-name="T6">"Eq(Der(rho,t), - Conservative(rhou_j,x_j,</text:span><text:span text:style-name="T5">%s</text:span><text:span text:style-name="T6">))"</text:span> % <text:span text:style-name="T4">scheme_type</text:span></text:p>
      <text:p text:style-name="P1"><text:span text:style-name="T4">momentum</text:span> = <text:span text:style-name="T6">"Eq(Der(rhou_i,t) , -Conservative(rhou_i*u_j + KD(_i,_j)*p,x_j , </text:span><text:span text:style-name="T5">%s</text:span><text:span text:style-name="T6">))"</text:span> % <text:span text:style-name="T4">scheme_type</text:span></text:p>
      <text:p text:style-name="P1"><text:span text:style-name="T4">energy</text:span> = <text:span text:style-name="T6">"Eq(Der(rhoE,t), - Conservative((p+rhoE)*u_j,x_j, </text:span><text:span text:style-name="T5">%s</text:span><text:span text:style-name="T6">))"</text:span> % <text:span text:style-name="T4">scheme_type</text:span></text:p>
      <text:p text:style-name="P3"># Added passive scalar equation here for filter methods</text:p>
      <text:p text:style-name="P1"><text:span text:style-name="T4">ps</text:span> = <text:span text:style-name="T6">"Eq(Der(rhof,t), -Conservative(u_j*rhof, x_j, </text:span><text:span text:style-name="T5">%s</text:span><text:span text:style-name="T6">))"</text:span> % <text:span text:style-name="T4">scheme_type</text:span></text:p>
      <text:p text:style-name="P1"><text:span text:style-name="T4">output_equations</text:span> = flatten([<text:span text:style-name="T4">self</text:span>.<text:span text:style-name="T4">EE</text:span>.expand(<text:span text:style-name="T4">eq</text:span>, <text:span text:style-name="T4">self</text:span>.<text:span text:style-name="T4">ndim</text:span>, <text:span text:style-name="T4">coordinate_symbol</text:span>, [], <text:span text:style-name="T4">constants</text:span>) <text:span text:style-name="T1">for</text:span> <text:span text:style-name="T4">eq</text:span> <text:span text:style-name="T1">in</text:span> flatten([<text:span text:style-name="T4">mass</text:span>, <text:span text:style-name="T4">momentum</text:span>, <text:span text:style-name="T4">energy</text:span>, <text:span text:style-name="T4">ps</text:span>])])</text:p>
      <text:p text:style-name="P1"><text:span text:style-name="T1">else</text:span>:</text:p>
      <text:p text:style-name="P1"><text:span text:style-name="T1">if</text:span> <text:span text:style-name="T4">self</text:span>.passive_scalar:</text:p>
      <text:p text:style-name="P1"><text:span text:style-name="T1">raise</text:span> <text:span text:style-name="T2">ValueError</text:span>(<text:span text:style-name="T6">"WARNING: Passive scalar has not been added to curvilinear equations yet."</text:span>)</text:p>
      <text:p text:style-name="P3"># Full curvilinear</text:p>
      <text:p text:style-name="P1"><text:span text:style-name="T1">if</text:span> <text:span text:style-name="T4">self</text:span>.<text:span text:style-name="T4">curvilinear</text:span>:</text:p>
      <text:p text:style-name="P1"><text:span text:style-name="T4">coordinate_symbol</text:span> = <text:span text:style-name="T6">"xi"</text:span></text:p>
      <text:p text:style-name="P1"><text:span text:style-name="T4">optional_subs_dict</text:span> = <text:span text:style-name="T4">self</text:span>.<text:span text:style-name="T4">metric_class</text:span>.metric_subs</text:p>
      <text:p text:style-name="P1"><text:span text:style-name="T4">self</text:span>.<text:span text:style-name="T4">EE</text:span>.optional_subs_dict = <text:span text:style-name="T4">optional_subs_dict</text:span></text:p>
      <text:p text:style-name="P1"><text:span text:style-name="T4">a</text:span> = <text:span text:style-name="T6">"Conservative(detJ * rho*U_j,xi_j,</text:span><text:span text:style-name="T5">%s</text:span><text:span text:style-name="T6">)"</text:span> % <text:span text:style-name="T4">scheme_type</text:span></text:p>
      <text:p text:style-name="P1"><text:span text:style-name="T4">mass</text:span> = <text:span text:style-name="T6">"Eq(Der(rho,t), - </text:span><text:span text:style-name="T5">%s</text:span><text:span text:style-name="T6">)"</text:span> % <text:span text:style-name="T4">(a)</text:span></text:p>
      <text:p text:style-name="P1"><text:span text:style-name="T4">a</text:span> = <text:span text:style-name="T6">"Conservative(detJ * (rhou_i*U_j + p*D_j_i), xi_j , </text:span><text:span text:style-name="T5">%s</text:span><text:span text:style-name="T6">)"</text:span> % <text:span text:style-name="T4">scheme_type</text:span></text:p>
      <text:p text:style-name="P1"><text:span text:style-name="T4">momentum</text:span> = <text:span text:style-name="T6">"Eq(Der(rhou_i,t) , - </text:span><text:span text:style-name="T5">%s</text:span><text:span text:style-name="T6">)"</text:span> % <text:span text:style-name="T4">(a)</text:span></text:p>
      <text:p text:style-name="P1"><text:span text:style-name="T4">a</text:span> = <text:span text:style-name="T6">"Conservative(detJ * (p+rhoE)*U_j,xi_j, </text:span><text:span text:style-name="T5">%s</text:span><text:span text:style-name="T6">)"</text:span> % <text:span text:style-name="T4">scheme_type</text:span></text:p>
      <text:p text:style-name="P1"><text:span text:style-name="T4">energy</text:span> = <text:span text:style-name="T6">"Eq(Der(rhoE,t), - </text:span><text:span text:style-name="T5">%s</text:span><text:span text:style-name="T6">)"</text:span> % <text:span text:style-name="T4">(a)</text:span> </text:p>
      <text:p text:style-name="P6"/>
      <text:p text:style-name="P1"><text:span text:style-name="T4">base_eqns</text:span> = [<text:span text:style-name="T4">mass</text:span>, <text:span text:style-name="T4">momentum</text:span>, <text:span text:style-name="T4">energy</text:span>]</text:p>
      <text:p text:style-name="P1"><text:span text:style-name="T1">for</text:span> <text:span text:style-name="T4">i</text:span>, <text:span text:style-name="T4">base</text:span> <text:span text:style-name="T1">in</text:span> <text:span text:style-name="T2">enumerate</text:span>(<text:span text:style-name="T4">base_eqns</text:span>):</text:p>
      <text:p text:style-name="P1"><text:span text:style-name="T4">base_eqns</text:span>[<text:span text:style-name="T4">i</text:span>] = <text:span text:style-name="T4">self</text:span>.<text:span text:style-name="T4">EE</text:span>.expand(<text:span text:style-name="T4">base</text:span>, <text:span text:style-name="T4">self</text:span>.<text:span text:style-name="T4">ndim</text:span>, <text:span text:style-name="T4">coordinate_symbol</text:span>, [], <text:span text:style-name="T4">constants</text:span>)</text:p>
      <text:p text:style-name="P1"><text:span text:style-name="T1">if</text:span> <text:span text:style-name="T4">base</text:span>==<text:span text:style-name="T4">momentum</text:span>:</text:p>
      <text:p text:style-name="P1"><text:span text:style-name="T1">for</text:span> <text:span text:style-name="T4">no</text:span>, <text:span text:style-name="T4">b</text:span> <text:span text:style-name="T1">in</text:span> <text:span text:style-name="T2">enumerate</text:span>(<text:span text:style-name="T4">base_eqns</text:span>[<text:span text:style-name="T4">i</text:span>]):</text:p>
      <text:p text:style-name="P1"><text:span text:style-name="T4">base_eqns</text:span>[<text:span text:style-name="T4">i</text:span>][<text:span text:style-name="T4">no</text:span>] = OpenSBLIEq(<text:span text:style-name="T4">base_eqns</text:span>[<text:span text:style-name="T4">i</text:span>][<text:span text:style-name="T4">no</text:span>].lhs, <text:span text:style-name="T4">base_eqns</text:span>[<text:span text:style-name="T4">i</text:span>][<text:span text:style-name="T4">no</text:span>].rhs)</text:p>
      <text:p text:style-name="P1"><text:span text:style-name="T1">else</text:span>:</text:p>
      <text:p text:style-name="P1"><text:span text:style-name="T1">if</text:span> <text:span text:style-name="T4">base</text:span>==<text:span text:style-name="T4">energy</text:span>:</text:p>
      <text:p text:style-name="P1"><text:span text:style-name="T4">base_eqns</text:span>[<text:span text:style-name="T4">i</text:span>] = OpenSBLIEq(<text:span text:style-name="T4">base_eqns</text:span>[<text:span text:style-name="T4">i</text:span>].lhs, <text:span text:style-name="T4">base_eqns</text:span>[<text:span text:style-name="T4">i</text:span>].rhs)</text:p>
      <text:p text:style-name="P3"># output_equations = flatten([self.EE.expand(eq, self.ndim, coordinate_symbol, [], constants) for eq in flatten([mass, momentum, energy])])</text:p>
      <text:p text:style-name="P1"><text:span text:style-name="T4">output_equations</text:span> = flatten(<text:span text:style-name="T4">base_eqns</text:span>)</text:p>
      <text:p text:style-name="P3"># # Only stretching is applied</text:p>
      <text:p text:style-name="P1"><text:span text:style-name="T1">else</text:span>: <text:span text:style-name="T9">### Only added non-conservative for this stretched case</text:span></text:p>
      <text:p text:style-name="P1"><text:span text:style-name="T4">coordinate_symbol</text:span> = <text:span text:style-name="T6">"x"</text:span></text:p>
      <text:p text:style-name="P1"><text:span text:style-name="T4">mass</text:span> = <text:span text:style-name="T6">"Eq(Der(rho,t), - Conservative(rho*u_j,x_j,</text:span><text:span text:style-name="T5">%s</text:span><text:span text:style-name="T6">))"</text:span> % <text:span text:style-name="T4">scheme_type</text:span></text:p>
      <text:p text:style-name="P1"><text:span text:style-name="T4">momentum</text:span> = <text:span text:style-name="T6">"Eq(Der(rhou_i,t) , -Conservative(rhou_i*u_j + KD(_i,_j)*p,x_j , </text:span><text:span text:style-name="T5">%s</text:span><text:span text:style-name="T6">))"</text:span> % <text:span text:style-name="T4">scheme_type</text:span></text:p>
      <text:p text:style-name="P1"><text:span text:style-name="T4">energy</text:span> = <text:span text:style-name="T6">"Eq(Der(rhoE,t), - Conservative((p+rhoE)*u_j,x_j, </text:span><text:span text:style-name="T5">%s</text:span><text:span text:style-name="T6">))"</text:span> % <text:span text:style-name="T4">scheme_type</text:span></text:p>
      <text:p text:style-name="P1"><text:span text:style-name="T4">governing_eq</text:span> = flatten([<text:span text:style-name="T4">self</text:span>.<text:span text:style-name="T4">EE</text:span>.expand(<text:span text:style-name="T4">eq</text:span>, <text:span text:style-name="T4">self</text:span>.<text:span text:style-name="T4">ndim</text:span>, <text:span text:style-name="T4">coordinate_symbol</text:span>, [], <text:span text:style-name="T4">constants</text:span>) <text:span text:style-name="T1">for</text:span> <text:span text:style-name="T4">eq</text:span> <text:span text:style-name="T1">in</text:span> flatten([<text:span text:style-name="T4">mass</text:span>, <text:span text:style-name="T4">momentum</text:span>, <text:span text:style-name="T4">energy</text:span>])])</text:p>
      <text:p text:style-name="P1"><text:soft-page-break/><text:span text:style-name="T4">output_equations</text:span> = flatten([<text:span text:style-name="T4">self</text:span>.<text:span text:style-name="T4">metric_class</text:span>.apply_transformation(<text:span text:style-name="T4">eqn</text:span>) <text:span text:style-name="T1">for</text:span> <text:span text:style-name="T4">eqn</text:span> <text:span text:style-name="T1">in</text:span> <text:span text:style-name="T4">(governing_eq)</text:span>])</text:p>
      <text:p text:style-name="P1"><text:span text:style-name="T3">print</text:span>(<text:span text:style-name="T6">"Using the following equations for the TVD/WENO filter."</text:span>)</text:p>
      <text:p text:style-name="P1"><text:span text:style-name="T1">for</text:span> <text:span text:style-name="T4">eqn</text:span> <text:span text:style-name="T1">in</text:span> <text:span text:style-name="T4">output_equations</text:span>:</text:p>
      <text:p text:style-name="P1"><text:span text:style-name="T4">pprint</text:span>(<text:span text:style-name="T4">eqn</text:span>)</text:p>
      <text:p text:style-name="P3"># exit() </text:p>
      <text:p text:style-name="P1"><text:span text:style-name="T1">return</text:span> <text:span text:style-name="T4">output_equations</text:span></text:p>
      <text:p text:style-name="P6"/>
      <text:p text:style-name="P1"><text:span text:style-name="T5">def</text:span> <text:span text:style-name="T3">Euler_equations</text:span>(<text:span text:style-name="T4">self</text:span>, <text:span text:style-name="T4">block</text:span>, <text:span text:style-name="T4">scheme_type</text:span>):</text:p>
      <text:p text:style-name="P3"># Define the compresible Navier-Stokes equations in Einstein notation, depending on the metric input</text:p>
      <text:p text:style-name="P1"><text:span text:style-name="T4">scheme_type</text:span> = <text:span text:style-name="T6">"**{</text:span><text:span text:style-name="T8">\'</text:span><text:span text:style-name="T6">scheme</text:span><text:span text:style-name="T8">\'</text:span><text:span text:style-name="T6">:</text:span><text:span text:style-name="T8">\'</text:span><text:span text:style-name="T5">%s</text:span><text:span text:style-name="T8">\'</text:span><text:span text:style-name="T6">}"</text:span> % <text:span text:style-name="T4">scheme_type</text:span></text:p>
      <text:p text:style-name="P1"><text:span text:style-name="T4">constants</text:span> = [<text:span text:style-name="T6">"Re"</text:span>, <text:span text:style-name="T6">"Pr"</text:span>,<text:span text:style-name="T6">"gama"</text:span>, <text:span text:style-name="T6">"Minf"</text:span>, <text:span text:style-name="T6">"SuthT"</text:span>, <text:span text:style-name="T6">"RefT"</text:span>]</text:p>
      <text:p text:style-name="P3"># Uniform mesh, no stretching or curvilinear terms</text:p>
      <text:p text:style-name="P1"><text:span text:style-name="T1">if</text:span> <text:span text:style-name="T4">self</text:span>.<text:span text:style-name="T4">metric_class</text:span> <text:span text:style-name="T5">is</text:span> <text:span text:style-name="T5">None</text:span>:</text:p>
      <text:p text:style-name="P1"><text:span text:style-name="T4">coordinate_symbol</text:span> = <text:span text:style-name="T6">"x"</text:span></text:p>
      <text:p text:style-name="P1"><text:span text:style-name="T4">mass</text:span> = <text:span text:style-name="T6">"Eq(Der(rho,t), - Conservative(rhou_j,x_j,</text:span><text:span text:style-name="T5">%s</text:span><text:span text:style-name="T6">))"</text:span> % <text:span text:style-name="T4">scheme_type</text:span></text:p>
      <text:p text:style-name="P1"><text:span text:style-name="T4">momentum</text:span> = <text:span text:style-name="T6">"Eq(Der(rhou_i,t) , -Conservative(rhou_i*u_j + KD(_i,_j)*p,x_j , </text:span><text:span text:style-name="T5">%s</text:span><text:span text:style-name="T6">))"</text:span> % <text:span text:style-name="T4">scheme_type</text:span></text:p>
      <text:p text:style-name="P1"><text:span text:style-name="T4">energy</text:span> = <text:span text:style-name="T6">"Eq(Der(rhoE,t), - Conservative((p+rhoE)*u_j,x_j, </text:span><text:span text:style-name="T5">%s</text:span><text:span text:style-name="T6">))"</text:span> % <text:span text:style-name="T4">scheme_type</text:span> </text:p>
      <text:p text:style-name="P1"><text:span text:style-name="T4">output_equations</text:span> = flatten([<text:span text:style-name="T4">self</text:span>.<text:span text:style-name="T4">EE</text:span>.expand(<text:span text:style-name="T4">eq</text:span>, <text:span text:style-name="T4">self</text:span>.<text:span text:style-name="T4">ndim</text:span>, <text:span text:style-name="T4">coordinate_symbol</text:span>, [], <text:span text:style-name="T4">constants</text:span>) <text:span text:style-name="T1">for</text:span> <text:span text:style-name="T4">eq</text:span> <text:span text:style-name="T1">in</text:span> flatten([<text:span text:style-name="T4">mass</text:span>, <text:span text:style-name="T4">momentum</text:span>, <text:span text:style-name="T4">energy</text:span>])])</text:p>
      <text:p text:style-name="P1"><text:span text:style-name="T1">else</text:span>:</text:p>
      <text:p text:style-name="P3"># Full curvilinear</text:p>
      <text:p text:style-name="P1"><text:span text:style-name="T1">if</text:span> <text:span text:style-name="T4">self</text:span>.<text:span text:style-name="T4">curvilinear</text:span>:</text:p>
      <text:p text:style-name="P1"><text:span text:style-name="T4">coordinate_symbol</text:span> = <text:span text:style-name="T6">"xi"</text:span></text:p>
      <text:p text:style-name="P1"><text:span text:style-name="T4">optional_subs_dict</text:span> = <text:span text:style-name="T4">self</text:span>.<text:span text:style-name="T4">metric_class</text:span>.metric_subs</text:p>
      <text:p text:style-name="P1"><text:span text:style-name="T4">self</text:span>.<text:span text:style-name="T4">EE</text:span>.optional_subs_dict = <text:span text:style-name="T4">optional_subs_dict</text:span></text:p>
      <text:p text:style-name="P1"><text:span text:style-name="T4">a</text:span> = <text:span text:style-name="T6">"Conservative(detJ * rho*U_j,xi_j,</text:span><text:span text:style-name="T5">%s</text:span><text:span text:style-name="T6">)"</text:span> % <text:span text:style-name="T4">scheme_type</text:span></text:p>
      <text:p text:style-name="P1"><text:span text:style-name="T4">mass</text:span> = <text:span text:style-name="T6">"Eq(Der(rho,t), - </text:span><text:span text:style-name="T5">%s</text:span><text:span text:style-name="T6">)"</text:span> % <text:span text:style-name="T4">(a)</text:span></text:p>
      <text:p text:style-name="P1"><text:span text:style-name="T4">a</text:span> = <text:span text:style-name="T6">"Conservative(detJ * (rhou_i*U_j + p*D_j_i), xi_j , </text:span><text:span text:style-name="T5">%s</text:span><text:span text:style-name="T6">)"</text:span> % <text:span text:style-name="T4">scheme_type</text:span></text:p>
      <text:p text:style-name="P1"><text:span text:style-name="T4">momentum</text:span> = <text:span text:style-name="T6">"Eq(Der(rhou_i,t) , - </text:span><text:span text:style-name="T5">%s</text:span><text:span text:style-name="T6">)"</text:span> % <text:span text:style-name="T4">(a)</text:span></text:p>
      <text:p text:style-name="P1"><text:span text:style-name="T4">a</text:span> = <text:span text:style-name="T6">"Conservative(detJ * (p+rhoE)*U_j,xi_j, </text:span><text:span text:style-name="T5">%s</text:span><text:span text:style-name="T6">)"</text:span> % <text:span text:style-name="T4">scheme_type</text:span></text:p>
      <text:p text:style-name="P1"><text:span text:style-name="T4">energy</text:span> = <text:span text:style-name="T6">"Eq(Der(rhoE,t), - </text:span><text:span text:style-name="T5">%s</text:span><text:span text:style-name="T6">)"</text:span> % <text:span text:style-name="T4">(a)</text:span> </text:p>
      <text:p text:style-name="P6"/>
      <text:p text:style-name="P1"><text:span text:style-name="T4">base_eqns</text:span> = [<text:span text:style-name="T4">mass</text:span>, <text:span text:style-name="T4">momentum</text:span>, <text:span text:style-name="T4">energy</text:span>]</text:p>
      <text:p text:style-name="P1"><text:span text:style-name="T1">for</text:span> <text:span text:style-name="T4">i</text:span>, <text:span text:style-name="T4">base</text:span> <text:span text:style-name="T1">in</text:span> <text:span text:style-name="T2">enumerate</text:span>(<text:span text:style-name="T4">base_eqns</text:span>):</text:p>
      <text:p text:style-name="P1"><text:span text:style-name="T4">base_eqns</text:span>[<text:span text:style-name="T4">i</text:span>] = <text:span text:style-name="T4">self</text:span>.<text:span text:style-name="T4">EE</text:span>.expand(<text:span text:style-name="T4">base</text:span>, <text:span text:style-name="T4">self</text:span>.<text:span text:style-name="T4">ndim</text:span>, <text:span text:style-name="T4">coordinate_symbol</text:span>, [], <text:span text:style-name="T4">constants</text:span>)</text:p>
      <text:p text:style-name="P1"><text:span text:style-name="T1">if</text:span> <text:span text:style-name="T4">base</text:span>==<text:span text:style-name="T4">momentum</text:span>:</text:p>
      <text:p text:style-name="P1"><text:span text:style-name="T1">for</text:span> <text:span text:style-name="T4">no</text:span>, <text:span text:style-name="T4">b</text:span> <text:span text:style-name="T1">in</text:span> <text:span text:style-name="T2">enumerate</text:span>(<text:span text:style-name="T4">base_eqns</text:span>[<text:span text:style-name="T4">i</text:span>]):</text:p>
      <text:p text:style-name="P1"><text:span text:style-name="T4">base_eqns</text:span>[<text:span text:style-name="T4">i</text:span>][<text:span text:style-name="T4">no</text:span>] = OpenSBLIEq(<text:span text:style-name="T4">base_eqns</text:span>[<text:span text:style-name="T4">i</text:span>][<text:span text:style-name="T4">no</text:span>].lhs, <text:span text:style-name="T4">base_eqns</text:span>[<text:span text:style-name="T4">i</text:span>][<text:span text:style-name="T4">no</text:span>].rhs)</text:p>
      <text:p text:style-name="P1"><text:span text:style-name="T1">else</text:span>:</text:p>
      <text:p text:style-name="P1"><text:span text:style-name="T1">if</text:span> <text:span text:style-name="T4">base</text:span>==<text:span text:style-name="T4">energy</text:span>:</text:p>
      <text:p text:style-name="P1"><text:span text:style-name="T4">base_eqns</text:span>[<text:span text:style-name="T4">i</text:span>] = OpenSBLIEq(<text:span text:style-name="T4">base_eqns</text:span>[<text:span text:style-name="T4">i</text:span>].lhs, <text:span text:style-name="T4">base_eqns</text:span>[<text:span text:style-name="T4">i</text:span>].rhs)</text:p>
      <text:p text:style-name="P3"># output_equations = flatten([self.EE.expand(eq, self.ndim, coordinate_symbol, [], constants) for eq in flatten([mass, momentum, energy])])</text:p>
      <text:p text:style-name="P1"><text:span text:style-name="T4">output_equations</text:span> = flatten(<text:span text:style-name="T4">base_eqns</text:span>)</text:p>
      <text:p text:style-name="P3"># # Only stretching is applied</text:p>
      <text:p text:style-name="P1"><text:span text:style-name="T1">else</text:span>: <text:span text:style-name="T9">### Only added non-conservative for this stretched case</text:span></text:p>
      <text:p text:style-name="P1"><text:span text:style-name="T4">coordinate_symbol</text:span> = <text:span text:style-name="T6">"x"</text:span></text:p>
      <text:p text:style-name="P1"><text:span text:style-name="T4">mass</text:span> = <text:span text:style-name="T6">"Eq(Der(rho,t), - Conservative(rho*u_j,x_j,</text:span><text:span text:style-name="T5">%s</text:span><text:span text:style-name="T6">))"</text:span> % <text:span text:style-name="T4">scheme_type</text:span></text:p>
      <text:p text:style-name="P1"><text:span text:style-name="T4">momentum</text:span> = <text:span text:style-name="T6">"Eq(Der(rhou_i,t) , -Conservative(rhou_i*u_j + KD(_i,_j)*p,x_j , </text:span><text:span text:style-name="T5">%s</text:span><text:span text:style-name="T6">))"</text:span> % <text:span text:style-name="T4">scheme_type</text:span></text:p>
      <text:p text:style-name="P1"><text:span text:style-name="T4">energy</text:span> = <text:span text:style-name="T6">"Eq(Der(rhoE,t), - Conservative((p+rhoE)*u_j,x_j, </text:span><text:span text:style-name="T5">%s</text:span><text:span text:style-name="T6">))"</text:span> % <text:span text:style-name="T4">scheme_type</text:span></text:p>
      <text:p text:style-name="P1"><text:span text:style-name="T4">governing_eq</text:span> = flatten([<text:span text:style-name="T4">self</text:span>.<text:span text:style-name="T4">EE</text:span>.expand(<text:span text:style-name="T4">eq</text:span>, <text:span text:style-name="T4">self</text:span>.<text:span text:style-name="T4">ndim</text:span>, <text:span text:style-name="T4">coordinate_symbol</text:span>, [], <text:span text:style-name="T4">constants</text:span>) <text:span text:style-name="T1">for</text:span> <text:span text:style-name="T4">eq</text:span> <text:span text:style-name="T1">in</text:span> flatten([<text:span text:style-name="T4">mass</text:span>, <text:span text:style-name="T4">momentum</text:span>, <text:span text:style-name="T4">energy</text:span>])])</text:p>
      <text:p text:style-name="P1"><text:span text:style-name="T4">output_equations</text:span> = flatten([<text:span text:style-name="T4">self</text:span>.<text:span text:style-name="T4">metric_class</text:span>.apply_transformation(<text:span text:style-name="T4">eqn</text:span>) <text:span text:style-name="T1">for</text:span> <text:span text:style-name="T4">eqn</text:span> <text:span text:style-name="T1">in</text:span> <text:span text:style-name="T4">(governing_eq)</text:span>])</text:p>
      <text:p text:style-name="P3"># for eqn in output_equations:</text:p>
      <text:p text:style-name="P3"># pprint(eqn)</text:p>
      <text:p text:style-name="P3"># exit() </text:p>
      <text:p text:style-name="P1"><text:span text:style-name="T1">return</text:span> <text:span text:style-name="T4">output_equations</text:span></text:p>
      <text:p text:style-name="P6"/>
      <text:p text:style-name="P1"><text:span text:style-name="T5">def</text:span> <text:span text:style-name="T3">create_kernel</text:span>(<text:span text:style-name="T4">self</text:span>, <text:span text:style-name="T4">name</text:span>, <text:span text:style-name="T4">equations</text:span>, <text:span text:style-name="T4">halo_type</text:span>, <text:span text:style-name="T4">block</text:span>):</text:p>
      <text:p text:style-name="P1"><text:span text:style-name="T4">filter_class</text:span> = UserDefinedEquations()</text:p>
      <text:p text:style-name="P1"><text:span text:style-name="T4">filter_class</text:span>.algorithm_place = InTheSimulation(<text:span text:style-name="T4">frequency</text:span>=<text:span text:style-name="T5">False</text:span>)</text:p>
      <text:p text:style-name="P1"><text:span text:style-name="T4">filter_class</text:span>.computation_name = <text:span text:style-name="T4">name</text:span></text:p>
      <text:p text:style-name="P1"><text:span text:style-name="T4">filter_class</text:span>.order = <text:span text:style-name="T4">self</text:span>.component_counter</text:p>
      <text:p text:style-name="P3"># Add the halo type to extend the range of evaluation</text:p>
      <text:p text:style-name="P1"><text:span text:style-name="T4">filter_class</text:span>.halos = <text:span text:style-name="T4">halo_type</text:span></text:p>
      <text:p text:style-name="P1"><text:span text:style-name="T1">for</text:span> <text:span text:style-name="T4">eqn</text:span> <text:span text:style-name="T1">in</text:span> <text:span text:style-name="T4">equations</text:span>:</text:p>
      <text:p text:style-name="P1"><text:span text:style-name="T4">pprint</text:span>(<text:span text:style-name="T4">eqn</text:span>)</text:p>
      <text:p text:style-name="P3"><text:soft-page-break/># exit()</text:p>
      <text:p text:style-name="P1"><text:span text:style-name="T4">filter_class</text:span>.add_equations(<text:span text:style-name="T4">equations</text:span>)</text:p>
      <text:p text:style-name="P1"><text:span text:style-name="T1">return</text:span> <text:span text:style-name="T4">filter_class</text:span></text:p>
      <text:p text:style-name="P6"/>
      <text:p text:style-name="P1"><text:span text:style-name="T5">def</text:span> <text:span text:style-name="T3">add_kernel</text:span>(<text:span text:style-name="T4">self</text:span>, <text:span text:style-name="T4">kernel</text:span>):</text:p>
      <text:p text:style-name="P2">""" Adds the finished kernels to the storage."""</text:p>
      <text:p text:style-name="P1"><text:span text:style-name="T1">if</text:span> <text:span text:style-name="T3">isinstance</text:span>(<text:span text:style-name="T4">kernel</text:span>, <text:span text:style-name="T2">list</text:span>):</text:p>
      <text:p text:style-name="P1"><text:span text:style-name="T1">for</text:span> <text:span text:style-name="T4">ker</text:span> <text:span text:style-name="T1">in</text:span> <text:span text:style-name="T4">kernel</text:span>:</text:p>
      <text:p text:style-name="P1"><text:span text:style-name="T4">self</text:span>.<text:span text:style-name="T4">equation_classes</text:span>.<text:span text:style-name="T3">append</text:span>(<text:span text:style-name="T4">ker</text:span>)</text:p>
      <text:p text:style-name="P1"><text:span text:style-name="T1">else</text:span>:</text:p>
      <text:p text:style-name="P1"><text:span text:style-name="T4">self</text:span>.<text:span text:style-name="T4">equation_classes</text:span>.<text:span text:style-name="T3">append</text:span>(<text:span text:style-name="T4">kernel</text:span>)</text:p>
      <text:p text:style-name="P4">return</text:p>
      <text:p text:style-name="P6"/>
      <text:p text:style-name="P1"><text:span text:style-name="T5">def</text:span> <text:span text:style-name="T3">reduction_operations</text:span>(<text:span text:style-name="T4">self</text:span>, <text:span text:style-name="T4">reduction_equations</text:span>):</text:p>
      <text:p text:style-name="P2">""" Get reduction kernels for global reductions if needed."""</text:p>
      <text:p text:style-name="P1"><text:span text:style-name="T4">reduction_halos</text:span> = []</text:p>
      <text:p text:style-name="P1"><text:span text:style-name="T1">for</text:span> <text:span text:style-name="T4">_</text:span> <text:span text:style-name="T1">in</text:span> <text:span text:style-name="T2">range</text:span>(<text:span text:style-name="T4">self</text:span>.<text:span text:style-name="T4">ndim</text:span>):</text:p>
      <text:p text:style-name="P1"><text:span text:style-name="T4">reduction_halos</text:span>.<text:span text:style-name="T3">append</text:span>([<text:span text:style-name="T4">self</text:span>.halo_type, <text:span text:style-name="T4">self</text:span>.halo_type])</text:p>
      <text:p text:style-name="P1"><text:span text:style-name="T4">reduction_kernel</text:span> = <text:span text:style-name="T4">self</text:span>.<text:span text:style-name="T3">create_kernel</text:span>(<text:span text:style-name="T6">'Global wave-speed reduction evaluations'</text:span>, <text:span text:style-name="T4">reduction_equations</text:span>, <text:span text:style-name="T4">reduction_halos</text:span>, block)</text:p>
      <text:p text:style-name="P1"><text:span text:style-name="T4">self</text:span>.component_counter += <text:span text:style-name="T7">1</text:span></text:p>
      <text:p text:style-name="P1"><text:span text:style-name="T4">self</text:span>.<text:span text:style-name="T3">add_kernel</text:span>(<text:span text:style-name="T4">reduction_kernel</text:span>)</text:p>
      <text:p text:style-name="P4">return</text:p>
      <text:p text:style-name="P6"/>
      <text:p text:style-name="P1"><text:span text:style-name="T5">def</text:span> <text:span text:style-name="T3">constituent_relations</text:span>(<text:span text:style-name="T4">self</text:span>, <text:span text:style-name="T4">block</text:span>, <text:span text:style-name="T4">kappa</text:span>=<text:span text:style-name="T5">None</text:span>):</text:p>
      <text:p text:style-name="P2">""" Evalutes the constiteunt relations on the state at the end of a full step</text:p>
      <text:p text:style-name="P2">of the Runge-Kutta explicit time-stepper. Only the invscid terms are evaluted here (no viscosity relation)"""</text:p>
      <text:p text:style-name="P1"><text:span text:style-name="T4">CR_eqns</text:span> = []</text:p>
      <text:p text:style-name="P1"><text:span text:style-name="T1">if</text:span> <text:span text:style-name="T4">kappa</text:span> <text:span text:style-name="T5">is</text:span> <text:span text:style-name="T5">not</text:span> <text:span text:style-name="T5">None</text:span>:</text:p>
      <text:p text:style-name="P1"><text:span text:style-name="T4">CR_eqns</text:span> += [OpenSBLIEq(<text:span text:style-name="T4">kappa</text:span>, <text:span text:style-name="T7">1</text:span>)]</text:p>
      <text:p text:style-name="P3"># Ensure gama has been added to the constants to define</text:p>
      <text:p text:style-name="P1"><text:span text:style-name="T4">gamma</text:span> = ConstantObject(<text:span text:style-name="T6">'gama'</text:span>)</text:p>
      <text:p text:style-name="P1">CTD.add_constant(<text:span text:style-name="T4">gamma</text:span>)</text:p>
      <text:p text:style-name="P3"># Conservative Q array entries from the current state</text:p>
      <text:p text:style-name="P1"><text:span text:style-name="T4">rho</text:span>, <text:span text:style-name="T4">energy</text:span> = <text:span text:style-name="T4">block</text:span>.location_dataset(<text:span text:style-name="T6">'rho'</text:span>), <text:span text:style-name="T4">block</text:span>.location_dataset(<text:span text:style-name="T6">'rhoE'</text:span>)</text:p>
      <text:p text:style-name="P3"># Pressure and speed of sound</text:p>
      <text:p text:style-name="P1"><text:span text:style-name="T4">p</text:span>, <text:span text:style-name="T4">a</text:span> = <text:span text:style-name="T4">block</text:span>.location_dataset(<text:span text:style-name="T6">'p'</text:span>), <text:span text:style-name="T4">block</text:span>.location_dataset(<text:span text:style-name="T6">'a'</text:span>)</text:p>
      <text:p text:style-name="P1"><text:span text:style-name="T4">inv_rho</text:span> = gv(<text:span text:style-name="T6">'inv_rho'</text:span>)</text:p>
      <text:p text:style-name="P1"><text:span text:style-name="T4">CR_eqns</text:span> += [OpenSBLIEq(<text:span text:style-name="T4">inv_rho</text:span>, <text:span text:style-name="T7">1.0</text:span>/<text:span text:style-name="T4">rho</text:span>)]</text:p>
      <text:p text:style-name="P1"><text:span text:style-name="T4">velocity_components</text:span> = [<text:span text:style-name="T4">block</text:span>.location_dataset(<text:span text:style-name="T6">'u</text:span><text:span text:style-name="T5">%d</text:span><text:span text:style-name="T6">'</text:span> % <text:span text:style-name="T4">i</text:span> ) <text:span text:style-name="T1">for</text:span> <text:span text:style-name="T4">i</text:span> <text:span text:style-name="T1">in</text:span> <text:span text:style-name="T2">range</text:span>(<text:span text:style-name="T4">self</text:span>.<text:span text:style-name="T4">ndim</text:span>)]</text:p>
      <text:p text:style-name="P6"/>
      <text:p text:style-name="P1"><text:span text:style-name="T1">if</text:span> <text:span text:style-name="T4">block</text:span>.conservative:</text:p>
      <text:p text:style-name="P1"><text:span text:style-name="T4">momentum_components</text:span> = [<text:span text:style-name="T4">self</text:span>.solution_vector[<text:span text:style-name="T4">i</text:span>+<text:span text:style-name="T7">1</text:span>] <text:span text:style-name="T1">for</text:span> <text:span text:style-name="T4">i</text:span> <text:span text:style-name="T1">in</text:span> <text:span text:style-name="T2">range</text:span>(<text:span text:style-name="T4">self</text:span>.<text:span text:style-name="T4">ndim</text:span>)]</text:p>
      <text:p text:style-name="P3"># Primitive components and speed of sound</text:p>
      <text:p text:style-name="P1"><text:span text:style-name="T4">CR_eqns</text:span> += [OpenSBLIEq(<text:span text:style-name="T4">x</text:span>, <text:span text:style-name="T4">y</text:span>*<text:span text:style-name="T4">inv_rho</text:span>) <text:span text:style-name="T1">for</text:span> (<text:span text:style-name="T4">x</text:span>, <text:span text:style-name="T4">y</text:span>) <text:span text:style-name="T1">in</text:span> <text:span text:style-name="T2">zip</text:span>(<text:span text:style-name="T4">velocity_components</text:span>, <text:span text:style-name="T4">momentum_components</text:span>)]</text:p>
      <text:p text:style-name="P3"># rhoE = p/(gama-1) + 0.5*(rhou**2)/rho</text:p>
      <text:p text:style-name="P1"><text:span text:style-name="T4">CR_eqns</text:span> += [OpenSBLIEq(<text:span text:style-name="T4">p</text:span>, (<text:span text:style-name="T4">gamma</text:span>-<text:span text:style-name="T7">1</text:span>)*(<text:span text:style-name="T4">energy</text:span> - <text:span text:style-name="T7">0.5</text:span>*<text:span text:style-name="T3">sum</text:span>([<text:span text:style-name="T4">dset</text:span>**<text:span text:style-name="T7">2</text:span> <text:span text:style-name="T1">for</text:span> <text:span text:style-name="T4">dset</text:span> <text:span text:style-name="T1">in</text:span> <text:span text:style-name="T4">momentum_components</text:span>])*<text:span text:style-name="T4">inv_rho</text:span>))]</text:p>
      <text:p text:style-name="P1"><text:span text:style-name="T1">else</text:span>:</text:p>
      <text:p text:style-name="P3"># E = p/((gamma-1)*rho) + 0.5*u**2</text:p>
      <text:p text:style-name="P1"><text:span text:style-name="T4">CR_eqns</text:span> += [OpenSBLIEq(<text:span text:style-name="T4">p</text:span>, <text:span text:style-name="T4">rho</text:span>*(<text:span text:style-name="T4">gamma</text:span>-<text:span text:style-name="T7">1</text:span>)*(<text:span text:style-name="T4">energy</text:span> - <text:span text:style-name="T7">0.5</text:span>*<text:span text:style-name="T3">sum</text:span>([<text:span text:style-name="T4">dset</text:span>**<text:span text:style-name="T7">2</text:span> <text:span text:style-name="T1">for</text:span> <text:span text:style-name="T4">dset</text:span> <text:span text:style-name="T1">in</text:span> <text:span text:style-name="T4">velocity_components</text:span>])))]</text:p>
      <text:p text:style-name="P3"># Ideal gas, speed of sound</text:p>
      <text:p text:style-name="P1"><text:span text:style-name="T4">CR_eqns</text:span> += [OpenSBLIEq(<text:span text:style-name="T4">a</text:span>, <text:span text:style-name="T3">sqrt</text:span>(<text:span text:style-name="T4">gamma</text:span>*<text:span text:style-name="T4">p</text:span>*<text:span text:style-name="T4">inv_rho</text:span>))]</text:p>
      <text:p text:style-name="P3"># Wide halos</text:p>
      <text:p text:style-name="P1"><text:span text:style-name="T4">CR_halos</text:span> = []</text:p>
      <text:p text:style-name="P1"><text:span text:style-name="T1">for</text:span> <text:span text:style-name="T4">_</text:span> <text:span text:style-name="T1">in</text:span> <text:span text:style-name="T2">range</text:span>(<text:span text:style-name="T4">self</text:span>.<text:span text:style-name="T4">ndim</text:span>):</text:p>
      <text:p text:style-name="P1"><text:span text:style-name="T4">CR_halos</text:span>.<text:span text:style-name="T3">append</text:span>([<text:span text:style-name="T4">self</text:span>.halo_type, <text:span text:style-name="T4">self</text:span>.halo_type])</text:p>
      <text:p text:style-name="P1"><text:span text:style-name="T4">CR_kernel</text:span> = <text:span text:style-name="T4">self</text:span>.<text:span text:style-name="T3">create_kernel</text:span>(<text:span text:style-name="T6">'Constituent Relations evaluation'</text:span>, <text:span text:style-name="T4">CR_eqns</text:span>, <text:span text:style-name="T4">CR_halos</text:span>, <text:span text:style-name="T4">block</text:span>)</text:p>
      <text:p text:style-name="P1"><text:span text:style-name="T4">self</text:span>.component_counter += <text:span text:style-name="T7">1</text:span></text:p>
      <text:p text:style-name="P1"><text:span text:style-name="T4">self</text:span>.<text:span text:style-name="T3">add_kernel</text:span>(<text:span text:style-name="T4">CR_kernel</text:span>)</text:p>
      <text:p text:style-name="P4">return</text:p>
      <text:p text:style-name="P6"/>
      <text:p text:style-name="P1"><text:span text:style-name="T5">def</text:span> <text:span text:style-name="T3">zero_work_arrays</text:span>(<text:span text:style-name="T4">self</text:span>, <text:span text:style-name="T4">block</text:span>):</text:p>
      <text:p text:style-name="P2">""" Ensure all the temporary arrays are zeroed before calculating the filter."""</text:p>
      <text:p text:style-name="P1"><text:span text:style-name="T4">resid_kernel</text:span> = <text:span text:style-name="T4">self</text:span>.<text:span text:style-name="T4">residual_kernels</text:span>[<text:span text:style-name="T7">0</text:span>]</text:p>
      <text:p text:style-name="P1"><text:span text:style-name="T4">zero_halos</text:span> = []</text:p>
      <text:p text:style-name="P1"><text:span text:style-name="T1">for</text:span> <text:span text:style-name="T4">_</text:span> <text:span text:style-name="T1">in</text:span> <text:span text:style-name="T2">range</text:span>(<text:span text:style-name="T4">self</text:span>.<text:span text:style-name="T4">ndim</text:span>):</text:p>
      <text:p text:style-name="P1"><text:span text:style-name="T4">zero_halos</text:span>.<text:span text:style-name="T3">append</text:span>([CentralHalos_defdec(), CentralHalos_defdec()])</text:p>
      <text:p text:style-name="P1"><text:soft-page-break/><text:span text:style-name="T4">zeroed_equations</text:span> = flatten([OpenSBLIEq(<text:span text:style-name="T4">dset</text:span>, <text:span text:style-name="T7">0.0</text:span>) <text:span text:style-name="T1">for</text:span> <text:span text:style-name="T4">dset</text:span> <text:span text:style-name="T1">in</text:span> <text:span text:style-name="T4">self</text:span>.SF.temp_wk_arrays[<text:span text:style-name="T4">direction</text:span>]] <text:span text:style-name="T1">for</text:span> <text:span text:style-name="T4">direction</text:span> <text:span text:style-name="T1">in</text:span> <text:span text:style-name="T2">range</text:span>(<text:span text:style-name="T4">block</text:span>.ndim))</text:p>
      <text:p text:style-name="P1"><text:span text:style-name="T4">zero_kernel</text:span> = <text:span text:style-name="T4">self</text:span>.<text:span text:style-name="T3">create_kernel</text:span>(<text:span text:style-name="T6">'Zero the work arrays'</text:span>, <text:span text:style-name="T4">zeroed_equations</text:span>, <text:span text:style-name="T4">zero_halos</text:span>, <text:span text:style-name="T4">block</text:span>)</text:p>
      <text:p text:style-name="P1"><text:span text:style-name="T4">self</text:span>.component_counter += <text:span text:style-name="T7">1</text:span></text:p>
      <text:p text:style-name="P1"><text:span text:style-name="T4">self</text:span>.<text:span text:style-name="T3">add_kernel</text:span>(<text:span text:style-name="T4">zero_kernel</text:span>)</text:p>
      <text:p text:style-name="P4">return</text:p>
      <text:p text:style-name="P6"/>
      <text:p text:style-name="P1"><text:span text:style-name="T5">def</text:span> <text:span text:style-name="T3">convert_to_datasets</text:span>(<text:span text:style-name="T4">self</text:span>, <text:span text:style-name="T4">block</text:span>, <text:span text:style-name="T4">equations</text:span>):</text:p>
      <text:p text:style-name="P1"><text:span text:style-name="T4">output_equations</text:span> = []</text:p>
      <text:p text:style-name="P1"><text:span text:style-name="T1">for</text:span> <text:span text:style-name="T4">eqn</text:span> <text:span text:style-name="T1">in</text:span> flatten(<text:span text:style-name="T4">equations</text:span>):</text:p>
      <text:p text:style-name="P1"><text:span text:style-name="T4">output_equations</text:span> += [<text:span text:style-name="T4">eqn</text:span>.convert_to_datasets(<text:span text:style-name="T4">block</text:span>)]</text:p>
      <text:p text:style-name="P1"><text:span text:style-name="T1">return</text:span> <text:span text:style-name="T4">output_equations</text:span></text:p>
      <text:p text:style-name="P6"/>
      <text:p text:style-name="P1"><text:span text:style-name="T5">def</text:span> <text:span text:style-name="T3">wall_control</text:span>(<text:span text:style-name="T4">self</text:span>, <text:span text:style-name="T4">depth</text:span>):</text:p>
      <text:p text:style-name="P2">""" Turns off the filter close to any of the walls or block interfaces in the problem."""</text:p>
      <text:p text:style-name="P1"><text:span text:style-name="T1">if</text:span> <text:span text:style-name="T4">self</text:span>.<text:span text:style-name="T4">airfoil</text:span>:</text:p>
      <text:p text:style-name="P1"><text:span text:style-name="T4">wall_buffer</text:span> = <text:span text:style-name="T4">depth</text:span></text:p>
      <text:p text:style-name="P1"><text:span text:style-name="T4">buffer</text:span> = <text:span text:style-name="T4">depth</text:span></text:p>
      <text:p text:style-name="P1"><text:span text:style-name="T1">else</text:span>:</text:p>
      <text:p text:style-name="P1"><text:span text:style-name="T4">wall_buffer</text:span> = <text:span text:style-name="T4">depth</text:span></text:p>
      <text:p text:style-name="P1"><text:span text:style-name="T4">buffer</text:span> = <text:span text:style-name="T4">depth</text:span></text:p>
      <text:p text:style-name="P1"><text:span text:style-name="T4">wall_var</text:span> = gv(<text:span text:style-name="T6">'Wall'</text:span>)</text:p>
      <text:p text:style-name="P1"><text:span text:style-name="T4">wall_conditions</text:span>, <text:span text:style-name="T4">wall_equations</text:span> = [], []</text:p>
      <text:p text:style-name="P1"><text:span text:style-name="T4">indexes</text:span> = [OpenSBLIEq(gv(<text:span text:style-name="T6">'Grid_</text:span><text:span text:style-name="T5">%d</text:span><text:span text:style-name="T6">'</text:span> % <text:span text:style-name="T4">direction</text:span>), <text:span text:style-name="T4">self</text:span>.<text:span text:style-name="T4">block</text:span>.grid_indexes[<text:span text:style-name="T4">direction</text:span>]) <text:span text:style-name="T1">for</text:span> <text:span text:style-name="T4">direction</text:span> <text:span text:style-name="T1">in</text:span> <text:span text:style-name="T2">range</text:span>(<text:span text:style-name="T4">self</text:span>.<text:span text:style-name="T4">ndim</text:span>)]</text:p>
      <text:p text:style-name="P1"><text:span text:style-name="T4">wall_equations</text:span> += <text:span text:style-name="T4">indexes</text:span></text:p>
      <text:p text:style-name="P3"># Disable the shock filter at any wall boundaries or block interfaces</text:p>
      <text:p text:style-name="P1"><text:span text:style-name="T1">for</text:span> <text:span text:style-name="T4">direction</text:span> <text:span text:style-name="T1">in</text:span> <text:span text:style-name="T2">range</text:span>(<text:span text:style-name="T4">self</text:span>.<text:span text:style-name="T4">ndim</text:span>):</text:p>
      <text:p text:style-name="P1"><text:span text:style-name="T1">for</text:span> <text:span text:style-name="T4">side</text:span> <text:span text:style-name="T1">in</text:span> [<text:span text:style-name="T7">0</text:span>,<text:span text:style-name="T7">1</text:span>]:</text:p>
      <text:p text:style-name="P1"><text:span text:style-name="T4">wall</text:span> = <text:span text:style-name="T4">self</text:span>.<text:span text:style-name="T4">wall_boundaries</text:span>[<text:span text:style-name="T4">direction</text:span>][<text:span text:style-name="T4">side</text:span>]</text:p>
      <text:p text:style-name="P1"><text:span text:style-name="T4">interface</text:span> = <text:span text:style-name="T4">self</text:span>.<text:span text:style-name="T4">interface_boundaries</text:span>[<text:span text:style-name="T4">direction</text:span>][<text:span text:style-name="T4">side</text:span>]</text:p>
      <text:p text:style-name="P1"><text:span text:style-name="T1">if</text:span> <text:span text:style-name="T4">wall</text:span>:</text:p>
      <text:p text:style-name="P1"><text:span text:style-name="T1">if</text:span> <text:span text:style-name="T4">side</text:span> == <text:span text:style-name="T7">0</text:span>:</text:p>
      <text:p text:style-name="P1"><text:span text:style-name="T4">wall_conditions</text:span> += [<text:span text:style-name="T2">ExprCondPair</text:span>(<text:span text:style-name="T7">0</text:span>, <text:span text:style-name="T4">indexes</text:span>[<text:span text:style-name="T4">direction</text:span>].lhs &lt;= <text:span text:style-name="T4">wall_buffer</text:span>)]</text:p>
      <text:p text:style-name="P1"><text:span text:style-name="T1">else</text:span>:</text:p>
      <text:p text:style-name="P1"><text:span text:style-name="T4">wall_conditions</text:span> += [<text:span text:style-name="T2">ExprCondPair</text:span>(<text:span text:style-name="T7">0</text:span>, <text:span text:style-name="T4">indexes</text:span>[<text:span text:style-name="T4">direction</text:span>].lhs &gt;= <text:span text:style-name="T4">self</text:span>.<text:span text:style-name="T4">block</text:span>.ranges[<text:span text:style-name="T4">direction</text:span>][<text:span text:style-name="T4">side</text:span>] - (<text:span text:style-name="T4">wall_buffer</text:span>+<text:span text:style-name="T7">1</text:span>))]</text:p>
      <text:p text:style-name="P1"><text:span text:style-name="T1">if</text:span> <text:span text:style-name="T4">interface</text:span>:</text:p>
      <text:p text:style-name="P1"><text:span text:style-name="T1">if</text:span> <text:span text:style-name="T4">side</text:span> == <text:span text:style-name="T7">0</text:span>:</text:p>
      <text:p text:style-name="P1"><text:span text:style-name="T4">wall_conditions</text:span> += [<text:span text:style-name="T2">ExprCondPair</text:span>(<text:span text:style-name="T7">0</text:span>, <text:span text:style-name="T4">indexes</text:span>[<text:span text:style-name="T4">direction</text:span>].lhs &lt;= <text:span text:style-name="T4">buffer</text:span>)]</text:p>
      <text:p text:style-name="P1"><text:span text:style-name="T1">else</text:span>:</text:p>
      <text:p text:style-name="P1"><text:span text:style-name="T4">wall_conditions</text:span> += [<text:span text:style-name="T2">ExprCondPair</text:span>(<text:span text:style-name="T7">0</text:span>, <text:span text:style-name="T4">indexes</text:span>[<text:span text:style-name="T4">direction</text:span>].lhs &gt;= <text:span text:style-name="T4">self</text:span>.<text:span text:style-name="T4">block</text:span>.ranges[<text:span text:style-name="T4">direction</text:span>][<text:span text:style-name="T4">side</text:span>] - (<text:span text:style-name="T4">buffer</text:span>+<text:span text:style-name="T7">1</text:span>))]</text:p>
      <text:p text:style-name="P3"># No wall or interface, default condition is the sensor is not turned off</text:p>
      <text:p text:style-name="P1"><text:span text:style-name="T4">wall_conditions</text:span> += [<text:span text:style-name="T2">ExprCondPair</text:span>(<text:span text:style-name="T7">1</text:span>, <text:span text:style-name="T5">True</text:span>)]</text:p>
      <text:p text:style-name="P1"><text:span text:style-name="T4">wall_equations</text:span> += [OpenSBLIEq(<text:span text:style-name="T4">wall_var</text:span>, <text:span text:style-name="T2">Piecewise</text:span>(*<text:span text:style-name="T4">wall_conditions</text:span>))]</text:p>
      <text:p text:style-name="P1"><text:span text:style-name="T1">return</text:span> <text:span text:style-name="T4">wall_var</text:span>, <text:span text:style-name="T4">wall_equations</text:span></text:p>
      <text:p text:style-name="P6"/>
      <text:p text:style-name="P1"><text:span text:style-name="T5">def</text:span> <text:span text:style-name="T3">update_periodic_boundary</text:span>(<text:span text:style-name="T4">self</text:span>, <text:span text:style-name="T4">block</text:span>, <text:span text:style-name="T4">halos</text:span>):</text:p>
      <text:p text:style-name="P2">""" Apply periodic boundary conditions again if required before applying the WENO filter."""</text:p>
      <text:p text:style-name="P1"><text:span text:style-name="T3">print</text:span>(<text:span text:style-name="T6">"Applying periodic boundary for WENO/TVD"</text:span>)</text:p>
      <text:p text:style-name="P1"><text:span text:style-name="T4">bc_kernels</text:span> = []</text:p>
      <text:p text:style-name="P1"><text:span text:style-name="T1">for</text:span> <text:span text:style-name="T4">direction</text:span> <text:span text:style-name="T1">in</text:span> <text:span text:style-name="T2">range</text:span>(<text:span text:style-name="T4">block</text:span>.ndim):</text:p>
      <text:p text:style-name="P1"><text:span text:style-name="T1">for</text:span> <text:span text:style-name="T4">side</text:span> <text:span text:style-name="T1">in</text:span> [<text:span text:style-name="T7">0</text:span>, <text:span text:style-name="T7">1</text:span>]:</text:p>
      <text:p text:style-name="P1"><text:span text:style-name="T1">if</text:span> <text:span text:style-name="T3">isinstance</text:span>(<text:span text:style-name="T4">block</text:span>.boundary_types[<text:span text:style-name="T4">direction</text:span>][<text:span text:style-name="T4">side</text:span>], PeriodicBC):</text:p>
      <text:p text:style-name="P1"><text:span text:style-name="T4">bc_kernels</text:span>.<text:span text:style-name="T3">append</text:span>(PeriodicBC(<text:span text:style-name="T4">direction</text:span>, <text:span text:style-name="T4">side</text:span>, <text:span text:style-name="T4">halos</text:span>=<text:span text:style-name="T4">halos</text:span>, <text:span text:style-name="T4">corners</text:span>=<text:span text:style-name="T5">False</text:span>).apply(<text:span text:style-name="T4">self</text:span>.solution_vector, <text:span text:style-name="T4">block</text:span>))</text:p>
      <text:p text:style-name="P3"># Swap periodic boundary before applying WENO filter method</text:p>
      <text:p text:style-name="P1"><text:span text:style-name="T4">self</text:span>.<text:span text:style-name="T4">equation_classes</text:span>[<text:span text:style-name="T7">0</text:span>].Kernels = <text:span text:style-name="T4">bc_kernels</text:span> + <text:span text:style-name="T4">self</text:span>.<text:span text:style-name="T4">equation_classes</text:span>[<text:span text:style-name="T7">0</text:span>].Kernels</text:p>
      <text:p text:style-name="P4">return</text:p>
      <text:p text:style-name="P6"/>
      <text:p text:style-name="P1"><text:span text:style-name="T5">class</text:span> <text:span text:style-name="T2">WENOFilter</text:span>(<text:span text:style-name="T2">NonSimulationEquations</text:span>, <text:span text:style-name="T2">NonLinearFilterBase</text:span>):</text:p>
      <text:p text:style-name="P2">""" Class to apply a WENO-based non-linear filter after a full time-step of a non-dissipative high order base scheme. The dissipative</text:p>
      <text:p text:style-name="P2">portion of a WENO procedure is used in characteristic space, by substracting a central difference flux approximation of order n+1. The shock location sensor</text:p>
      <text:p text:style-name="P2">uses the absolute difference of the non-linear to ideal WENO weights. The amount of dissipation is controlled by Mach number or dilatation/vorticity sensors. The governing</text:p>
      <text:p text:style-name="P2">equations in the user script should be central derivatives in a skew-symmetric formulation to improve numerical stability."""</text:p>
      <text:p text:style-name="P1"><text:span text:style-name="T5">def</text:span> <text:span text:style-name="T3">__init__</text:span>(<text:span text:style-name="T4">self</text:span>, <text:span text:style-name="T4">block</text:span>, <text:span text:style-name="T4">order</text:span>, <text:span text:style-name="T4">metrics</text:span>=<text:span text:style-name="T5">None</text:span>, <text:span text:style-name="T4">flux_type</text:span>=<text:span text:style-name="T6">'LLF'</text:span>, <text:span text:style-name="T4">airfoil</text:span>=<text:span text:style-name="T5">False</text:span>, <text:span text:style-name="T4">formulation</text:span>=<text:span text:style-name="T6">'Z'</text:span>, <text:span text:style-name="T4">optimize</text:span>=<text:span text:style-name="T5">False</text:span>):</text:p>
      <text:p text:style-name="P1"><text:span text:style-name="T3">print</text:span>(<text:span text:style-name="T6">"Using non-linear WENO filtering on block </text:span><text:span text:style-name="T5">{:}</text:span><text:span text:style-name="T6">."</text:span>.<text:span text:style-name="T3">format</text:span>(<text:span text:style-name="T4">block</text:span>.blocknumber))</text:p>
      <text:p text:style-name="P3"><text:soft-page-break/># self.passive_scalar = passive_scalar</text:p>
      <text:p text:style-name="P3"># Get the shared functionality between TVD/WENO non-linear filters</text:p>
      <text:p text:style-name="P1"><text:span text:style-name="T2">NonLinearFilterBase</text:span>.<text:span text:style-name="T3">__init__</text:span>(<text:span text:style-name="T4">self</text:span>, <text:span text:style-name="T4">airfoil</text:span>, <text:span text:style-name="T4">block</text:span>, <text:span text:style-name="T4">metrics</text:span>, <text:span text:style-name="T4">optimize</text:span>=<text:span text:style-name="T4">optimize</text:span>)</text:p>
      <text:p text:style-name="P1"><text:span text:style-name="T4">self</text:span>.<text:span text:style-name="T4">flux_type</text:span> = <text:span text:style-name="T4">flux_type</text:span></text:p>
      <text:p text:style-name="P1"><text:span text:style-name="T4">self</text:span>.<text:span text:style-name="T4">formulation</text:span> = <text:span text:style-name="T4">formulation</text:span></text:p>
      <text:p text:style-name="P1"><text:span text:style-name="T4">self</text:span>.<text:span text:style-name="T4">optimize</text:span> = <text:span text:style-name="T4">optimize</text:span></text:p>
      <text:p text:style-name="P3"># Main class to generate the filter</text:p>
      <text:p text:style-name="P1"><text:span text:style-name="T4">self</text:span>.<text:span text:style-name="T3">main</text:span>(<text:span text:style-name="T4">order</text:span>, <text:span text:style-name="T4">block</text:span>)</text:p>
      <text:p text:style-name="P4">return</text:p>
      <text:p text:style-name="P6"/>
      <text:p text:style-name="P1"><text:span text:style-name="T5">def</text:span> <text:span text:style-name="T3">main</text:span>(<text:span text:style-name="T4">self</text:span>, <text:span text:style-name="T4">scheme_order</text:span>, <text:span text:style-name="T4">block</text:span>):</text:p>
      <text:p text:style-name="P2">""" Main calling function to generate the kernels for the WENO filter."""</text:p>
      <text:p text:style-name="P3"># Counter to order the kernels. Put the WENO filtering kernels at the very end of the time loop</text:p>
      <text:p text:style-name="P1"><text:span text:style-name="T4">self</text:span>.<text:span text:style-name="T4">component_counter</text:span> = <text:span text:style-name="T7">1000</text:span> + <text:span text:style-name="T4">block</text:span>.blocknumber*<text:span text:style-name="T7">1000</text:span></text:p>
      <text:p text:style-name="P3"># Create the equations for WENO</text:p>
      <text:p text:style-name="P3"># if self.passive_scalar:</text:p>
      <text:p text:style-name="P3"># eqn = self.Euler_equations_passive_scalar(block, "Weno")</text:p>
      <text:p text:style-name="P3"># else:</text:p>
      <text:p text:style-name="P1"><text:span text:style-name="T4">eqn</text:span> = <text:span text:style-name="T4">self</text:span>.<text:span text:style-name="T3">Euler_equations</text:span>(<text:span text:style-name="T4">block</text:span>, <text:span text:style-name="T6">"Weno"</text:span>)</text:p>
      <text:p text:style-name="P3"># Convert the equations to datasets on this block</text:p>
      <text:p text:style-name="P1"><text:span text:style-name="T4">self</text:span>.<text:span text:style-name="T4">equations</text:span> = <text:span text:style-name="T4">self</text:span>.<text:span text:style-name="T3">convert_to_datasets</text:span>(<text:span text:style-name="T4">block</text:span>, <text:span text:style-name="T4">eqn</text:span>)</text:p>
      <text:p text:style-name="P3"># Create a WENO scheme</text:p>
      <text:p text:style-name="P1"><text:span text:style-name="T1">if</text:span> <text:span text:style-name="T4">self</text:span>.<text:span text:style-name="T4">flux_type</text:span> == <text:span text:style-name="T6">'LLF'</text:span> <text:span text:style-name="T5">or</text:span> <text:span text:style-name="T4">self</text:span>.<text:span text:style-name="T4">flux_type</text:span> == <text:span text:style-name="T6">'GLF'</text:span>:</text:p>
      <text:p text:style-name="P1"><text:span text:style-name="T4">self</text:span>.<text:span text:style-name="T4">SF</text:span> = LFWeno(<text:span text:style-name="T4">scheme_order</text:span>, <text:span text:style-name="T4">formulation</text:span>=<text:span text:style-name="T4">self</text:span>.<text:span text:style-name="T4">formulation</text:span>, <text:span text:style-name="T4">flux_type</text:span>=<text:span text:style-name="T4">self</text:span>.<text:span text:style-name="T4">flux_type</text:span>, <text:span text:style-name="T4">averaging</text:span>=RoeAverage([<text:span text:style-name="T7">0</text:span>, <text:span text:style-name="T7">1</text:span>]), <text:span text:style-name="T4">shock_filter</text:span>=<text:span text:style-name="T5">True</text:span>, <text:span text:style-name="T4">conservative</text:span>=<text:span text:style-name="T4">block</text:span>.conservative)</text:p>
      <text:p text:style-name="P1"><text:span text:style-name="T1">elif</text:span> <text:span text:style-name="T4">self</text:span>.<text:span text:style-name="T4">flux_type</text:span> == <text:span text:style-name="T6">'HLLC'</text:span> <text:span text:style-name="T5">or</text:span> <text:span text:style-name="T4">self</text:span>.<text:span text:style-name="T4">flux_type</text:span> == <text:span text:style-name="T6">'HLLC-LM'</text:span>:</text:p>
      <text:p text:style-name="P1"><text:span text:style-name="T4">self</text:span>.<text:span text:style-name="T4">SF</text:span> = HLLCWeno(<text:span text:style-name="T4">scheme_order</text:span>, <text:span text:style-name="T4">formulation</text:span>=<text:span text:style-name="T4">self</text:span>.<text:span text:style-name="T4">formulation</text:span>, <text:span text:style-name="T4">flux_type</text:span>=<text:span text:style-name="T4">self</text:span>.<text:span text:style-name="T4">flux_type</text:span>, <text:span text:style-name="T4">averaging</text:span>=RoeAverage([<text:span text:style-name="T7">0</text:span>, <text:span text:style-name="T7">1</text:span>]), <text:span text:style-name="T4">shock_filter</text:span>=<text:span text:style-name="T5">True</text:span>, <text:span text:style-name="T4">conservative</text:span>=<text:span text:style-name="T4">block</text:span>.conservative)</text:p>
      <text:p text:style-name="P1"><text:span text:style-name="T1">else</text:span>:</text:p>
      <text:p text:style-name="P1"><text:span text:style-name="T1">raise</text:span> <text:span text:style-name="T2">ValueError</text:span>(<text:span text:style-name="T6">"Please input a valid flux splitting type: LLF, GLF, HLLC, HLLC-LM."</text:span>)</text:p>
      <text:p text:style-name="P1"><text:span text:style-name="T4">self</text:span>.<text:span text:style-name="T4">halo_type</text:span> = <text:span text:style-name="T2">set</text:span>()</text:p>
      <text:p text:style-name="P1"><text:span text:style-name="T4">self</text:span>.<text:span text:style-name="T4">halo_type</text:span>.<text:span text:style-name="T3">add</text:span>(<text:span text:style-name="T4">self</text:span>.<text:span text:style-name="T4">SF</text:span>.halotype)</text:p>
      <text:p text:style-name="P3"># Start the discretisation and create residual arrays for the equations</text:p>
      <text:p text:style-name="P1"><text:span text:style-name="T4">self</text:span>.<text:span text:style-name="T4">Kernels</text:span> = []</text:p>
      <text:p text:style-name="P1"><text:span text:style-name="T4">self</text:span>.create_residual_arrays(<text:span text:style-name="T4">block</text:span>)</text:p>
      <text:p text:style-name="P1"><text:span text:style-name="T10">CR</text:span>, <text:span text:style-name="T4">solution_vector</text:span>, <text:span text:style-name="T4">reductions</text:span> = <text:span text:style-name="T4">self</text:span>.<text:span text:style-name="T4">SF</text:span>.discretise(<text:span text:style-name="T4">self</text:span>, <text:span text:style-name="T4">block</text:span>)</text:p>
      <text:p text:style-name="P3"># Q vector</text:p>
      <text:p text:style-name="P1"><text:span text:style-name="T4">self</text:span>.<text:span text:style-name="T4">solution_vector</text:span> = flatten(<text:span text:style-name="T4">self</text:span>.time_advance_arrays)</text:p>
      <text:p text:style-name="P3"># Swap over the WENO stencil if periodic boundaries</text:p>
      <text:p text:style-name="P3"># bc_kernels = self.update_periodic_boundary(block, self.SF.halotype)</text:p>
      <text:p text:style-name="P3"># Shock sensor evaluation to find which points to evaluate the WENO scheme on</text:p>
      <text:p text:style-name="P1"><text:span text:style-name="T1">if</text:span> <text:span text:style-name="T4">self</text:span>.<text:span text:style-name="T4">optimize</text:span>:</text:p>
      <text:p text:style-name="P1"><text:span text:style-name="T4">self</text:span>.<text:span text:style-name="T4">kappa</text:span> = <text:span text:style-name="T4">self</text:span>.<text:span text:style-name="T3">evaluate_shock_sensor</text:span>(<text:span text:style-name="T4">block</text:span>)</text:p>
      <text:p text:style-name="P1"><text:span text:style-name="T1">else</text:span>:</text:p>
      <text:p text:style-name="P1"><text:span text:style-name="T4">self</text:span>.<text:span text:style-name="T4">kappa</text:span> = <text:span text:style-name="T7">1</text:span></text:p>
      <text:p text:style-name="P3"># Reductions if needed</text:p>
      <text:p text:style-name="P1"><text:span text:style-name="T1">if</text:span> <text:span text:style-name="T3">len</text:span>(<text:span text:style-name="T4">reductions</text:span>) &gt; <text:span text:style-name="T7">0</text:span>:</text:p>
      <text:p text:style-name="P1"><text:span text:style-name="T4">self</text:span>.<text:span text:style-name="T3">reduction_operations</text:span>(<text:span text:style-name="T4">reductions</text:span>)</text:p>
      <text:p text:style-name="P3"># Zero the work arrays</text:p>
      <text:p text:style-name="P1"><text:span text:style-name="T4">self</text:span>.<text:span text:style-name="T3">zero_work_arrays</text:span>(<text:span text:style-name="T4">block</text:span>)</text:p>
      <text:p text:style-name="P3"># Create the WENO reconstruction kernels</text:p>
      <text:p text:style-name="P1"><text:span text:style-name="T4">reconstruction_kernels</text:span> = []</text:p>
      <text:p text:style-name="P1"><text:span text:style-name="T1">for</text:span> <text:span text:style-name="T4">direction</text:span>, <text:span text:style-name="T4">ker</text:span> <text:span text:style-name="T1">in</text:span> <text:span text:style-name="T2">enumerate</text:span>(<text:span text:style-name="T4">self</text:span>.reconstruction_kernels):</text:p>
      <text:p text:style-name="P3"># Hybrid mode</text:p>
      <text:p text:style-name="P1"><text:span text:style-name="T1">if</text:span> <text:span text:style-name="T4">self</text:span>.<text:span text:style-name="T4">optimize</text:span>:</text:p>
      <text:p text:style-name="P1"><text:span text:style-name="T4">ker</text:span> = <text:span text:style-name="T4">self</text:span>.<text:span text:style-name="T3">hybrid_condition</text:span>(<text:span text:style-name="T4">ker</text:span>, <text:span text:style-name="T4">block</text:span>, <text:span text:style-name="T4">direction</text:span>)</text:p>
      <text:p text:style-name="P1"><text:span text:style-name="T4">halo_ranges</text:span> = <text:span text:style-name="T4">ker</text:span>.halo_ranges</text:p>
      <text:p text:style-name="P1"><text:span text:style-name="T4">reconstruction_kernels</text:span>.<text:span text:style-name="T3">append</text:span>(<text:span text:style-name="T4">self</text:span>.<text:span text:style-name="T3">create_kernel</text:span>(<text:span text:style-name="T6">'WENO reconstruction direction </text:span><text:span text:style-name="T5">%d</text:span><text:span text:style-name="T6">'</text:span> % <text:span text:style-name="T4">direction</text:span>, <text:span text:style-name="T4">ker</text:span>.equations, <text:span text:style-name="T4">halo_ranges</text:span>, <text:span text:style-name="T4">block</text:span>))</text:p>
      <text:p text:style-name="P1"><text:span text:style-name="T4">self</text:span>.<text:span text:style-name="T4">component_counter</text:span> += <text:span text:style-name="T7">1</text:span></text:p>
      <text:p text:style-name="P6"/>
      <text:p text:style-name="P1"><text:span text:style-name="T4">self</text:span>.<text:span text:style-name="T3">add_kernel</text:span>(<text:span text:style-name="T4">reconstruction_kernels</text:span>)</text:p>
      <text:p text:style-name="P3"># Check if there any wall boundary conditions or interfaces defined on the block.</text:p>
      <text:p text:style-name="P1"><text:span text:style-name="T4">self</text:span>.<text:span text:style-name="T3">detect_wall_boundaries</text:span>()</text:p>
      <text:p text:style-name="P1"><text:span text:style-name="T4">self</text:span>.<text:span text:style-name="T3">detect_interface_boundaries</text:span>()</text:p>
      <text:p text:style-name="P3"># # Create the residual kernel</text:p>
      <text:p text:style-name="P1"><text:span text:style-name="T4">self</text:span>.<text:span text:style-name="T3">filter_application</text:span>(<text:span text:style-name="T4">block</text:span>)</text:p>
      <text:p text:style-name="P4"><text:soft-page-break/>return</text:p>
      <text:p text:style-name="P6"/>
      <text:p text:style-name="P3"># def evaluate_Yee_Mach_sensor(self, velocity_components, pressure, speed_of_sound, block):</text:p>
      <text:p text:style-name="P3"># """ Sensor controlling the amount of dissipation to apply. Turns the filter off in low-Mach regions.</text:p>
      <text:p text:style-name="P3"># (High Order Filter Methods for Wide Range of Compressible Flow Speeds, Yee, 2010)."""</text:p>
      <text:p text:style-name="P3"># # Evaluate the local Mach number</text:p>
      <text:p text:style-name="P3"># M = symbols('M', **{'cls' : GridVariable})</text:p>
      <text:p text:style-name="P3"># Mach_equations = [OpenSBLIEq(M, sqrt(sum(dset**2 for dset in velocity_components))/speed_of_sound)]</text:p>
      <text:p text:style-name="P3"># # Evaluation of the kappa parameter to control the amount of dissipaton</text:p>
      <text:p text:style-name="P3"># Mach_equations += [OpenSBLIEq(block.location_dataset('Mach_sensor'), Min(0.5*M**2 * sqrt(4+(1-M**2)**2) / (1+M**2), 1.0))]</text:p>
      <text:p text:style-name="P3"># return Mach_equations</text:p>
      <text:p text:style-name="P6"/>
      <text:p text:style-name="P1"><text:span text:style-name="T5">def</text:span> <text:span text:style-name="T3">evaluate_shock_sensor</text:span>(<text:span text:style-name="T4">self</text:span>, <text:span text:style-name="T4">block</text:span>):</text:p>
      <text:p text:style-name="P3"># Add a shock sensor for the WENO filter</text:p>
      <text:p text:style-name="P1"><text:span text:style-name="T10">SS</text:span> = ShockSensor()</text:p>
      <text:p text:style-name="P1"><text:span text:style-name="T1">if</text:span> <text:span text:style-name="T4">block</text:span>.ndim &gt; <text:span text:style-name="T7">1</text:span>: <text:span text:style-name="T9"># no shock sensor defined for ndim=1 currently</text:span></text:p>
      <text:p text:style-name="P3"># Ducros dilatation part</text:p>
      <text:p text:style-name="P1"><text:span text:style-name="T4">sensor_evaluations</text:span>, <text:span text:style-name="T4">kappa</text:span> = <text:span text:style-name="T10">SS</text:span>.ducros_equations(<text:span text:style-name="T4">block</text:span>, <text:span text:style-name="T6">"x"</text:span>, <text:span text:style-name="T4">metrics</text:span>=<text:span text:style-name="T4">self</text:span>.metric_class, <text:span text:style-name="T4">name</text:span>=<text:span text:style-name="T6">'kappa'</text:span>)</text:p>
      <text:p text:style-name="P1"><text:span text:style-name="T1">else</text:span>:</text:p>
      <text:p text:style-name="P1"><text:span text:style-name="T1">raise</text:span> <text:span text:style-name="T2">ValueError</text:span>(<text:span text:style-name="T6">"No hybrid method for ndim=1."</text:span>)</text:p>
      <text:p text:style-name="P3"># Update the CRs needed, and set the shock sensor to 1 on the outer boundaries</text:p>
      <text:p text:style-name="P1"><text:span text:style-name="T4">self</text:span>.<text:span text:style-name="T3">constituent_relations</text:span>(<text:span text:style-name="T4">block</text:span>, <text:span text:style-name="T4">kappa</text:span>)</text:p>
      <text:p text:style-name="P3"># Halo points for the sensor kernel</text:p>
      <text:p text:style-name="P1"><text:span text:style-name="T4">sensor_halos</text:span> = []</text:p>
      <text:p text:style-name="P1"><text:span text:style-name="T1">for</text:span> <text:span text:style-name="T4">_</text:span> <text:span text:style-name="T1">in</text:span> <text:span text:style-name="T2">range</text:span>(<text:span text:style-name="T4">self</text:span>.ndim):</text:p>
      <text:p text:style-name="P1"><text:span text:style-name="T4">sensor_halos</text:span>.<text:span text:style-name="T3">append</text:span>([<text:span text:style-name="T4">self</text:span>.<text:span text:style-name="T4">halo_type</text:span>, <text:span text:style-name="T4">self</text:span>.<text:span text:style-name="T4">halo_type</text:span>])</text:p>
      <text:p text:style-name="P1"><text:span text:style-name="T4">sensor_kernel</text:span> = <text:span text:style-name="T4">self</text:span>.<text:span text:style-name="T3">create_kernel</text:span>(<text:span text:style-name="T6">'Shock sensor'</text:span>, flatten(<text:span text:style-name="T4">sensor_evaluations</text:span>), <text:span text:style-name="T4">sensor_halos</text:span>, <text:span text:style-name="T4">block</text:span>)</text:p>
      <text:p text:style-name="P1"><text:span text:style-name="T4">self</text:span>.<text:span text:style-name="T3">add_kernel</text:span>(<text:span text:style-name="T4">sensor_kernel</text:span>)</text:p>
      <text:p text:style-name="P1"><text:span text:style-name="T4">self</text:span>.<text:span text:style-name="T4">component_counter</text:span> += <text:span text:style-name="T7">1</text:span></text:p>
      <text:p text:style-name="P1"><text:span text:style-name="T1">return</text:span> <text:span text:style-name="T4">kappa</text:span></text:p>
      <text:p text:style-name="P6"/>
      <text:p text:style-name="P1"><text:span text:style-name="T5">def</text:span> <text:span text:style-name="T3">filter_application</text:span>(<text:span text:style-name="T4">self</text:span>, <text:span text:style-name="T4">block</text:span>):</text:p>
      <text:p text:style-name="P2">""" Applies the non-linear filter by subtracting from the q vector after a full RK time-step."""</text:p>
      <text:p text:style-name="P1"><text:span text:style-name="T4">resid_kernel</text:span> = <text:span text:style-name="T4">self</text:span>.residual_kernels[<text:span text:style-name="T7">0</text:span>]</text:p>
      <text:p text:style-name="P1"><text:span text:style-name="T4">nvars</text:span> = <text:span text:style-name="T3">len</text:span>(<text:span text:style-name="T4">self</text:span>.<text:span text:style-name="T4">solution_vector</text:span>)</text:p>
      <text:p text:style-name="P3"># Previous in conservative form</text:p>
      <text:p text:style-name="P1"><text:span text:style-name="T4">rho</text:span> = <text:span text:style-name="T4">self</text:span>.<text:span text:style-name="T4">solution_vector</text:span>[<text:span text:style-name="T7">0</text:span>]</text:p>
      <text:p text:style-name="P1"><text:span text:style-name="T4">modified_equations</text:span> = []</text:p>
      <text:p text:style-name="P3"># Turn off the sensor at the walls</text:p>
      <text:p text:style-name="P1"><text:span text:style-name="T4">wall_detection</text:span>, <text:span text:style-name="T4">wall_equations</text:span> = <text:span text:style-name="T4">self</text:span>.<text:span text:style-name="T3">wall_control</text:span>(<text:span text:style-name="T4">depth</text:span>=<text:span text:style-name="T7">5</text:span>)</text:p>
      <text:p text:style-name="P1"><text:span text:style-name="T4">modified_equations</text:span> += <text:span text:style-name="T4">wall_equations</text:span></text:p>
      <text:p text:style-name="P3"># Find the maximum of nearby points</text:p>
      <text:p text:style-name="P1"><text:span text:style-name="T4">kappa_fact</text:span> = <text:span text:style-name="T4">self</text:span>.<text:span text:style-name="T4">kappa</text:span></text:p>
      <text:p text:style-name="P1"><text:span text:style-name="T1">if</text:span> <text:span text:style-name="T3">isinstance</text:span>(<text:span text:style-name="T4">kappa_fact</text:span>, DataSet):</text:p>
      <text:p text:style-name="P1"><text:span text:style-name="T4">check</text:span> = <text:span text:style-name="T4">self</text:span>.<text:span text:style-name="T4">kappa</text:span></text:p>
      <text:p text:style-name="P1"><text:span text:style-name="T1">for</text:span> <text:span text:style-name="T4">direction</text:span> <text:span text:style-name="T1">in</text:span> <text:span text:style-name="T2">range</text:span>(<text:span text:style-name="T4">self</text:span>.ndim):</text:p>
      <text:p text:style-name="P1"><text:span text:style-name="T1">for</text:span> <text:span text:style-name="T4">loc</text:span> <text:span text:style-name="T1">in</text:span> [-<text:span text:style-name="T7">1</text:span>, -<text:span text:style-name="T7">1</text:span>, <text:span text:style-name="T7">0</text:span>, <text:span text:style-name="T7">1</text:span>, <text:span text:style-name="T7">2</text:span>]:</text:p>
      <text:p text:style-name="P1"><text:span text:style-name="T4">check</text:span> = Max(<text:span text:style-name="T4">check</text:span>, increment_dataset(<text:span text:style-name="T4">self</text:span>.<text:span text:style-name="T4">kappa</text:span>, <text:span text:style-name="T4">direction</text:span>, <text:span text:style-name="T4">loc</text:span>)) <text:span text:style-name="T9"># for direction in range(self.ndim):</text:span></text:p>
      <text:p text:style-name="P1"><text:span text:style-name="T4">kappa_fact</text:span> = <text:span text:style-name="T4">block</text:span>.location_dataset(<text:span text:style-name="T6">'WENO_filter'</text:span>)</text:p>
      <text:p text:style-name="P3"># Selection of which kappa points to apply the filter to</text:p>
      <text:p text:style-name="P1"><text:span text:style-name="T10">DS</text:span> = ConstantObject(<text:span text:style-name="T6">'Ducros_select'</text:span>)</text:p>
      <text:p text:style-name="P1"><text:span text:style-name="T10">DS</text:span>.value = <text:span text:style-name="T7">0.05</text:span></text:p>
      <text:p text:style-name="P1">CTD.add_constant(<text:span text:style-name="T10">DS</text:span>)</text:p>
      <text:p text:style-name="P1"><text:span text:style-name="T4">check</text:span> = <text:span text:style-name="T4">check</text:span> &gt;= <text:span text:style-name="T10">DS</text:span></text:p>
      <text:p text:style-name="P1"><text:span text:style-name="T4">cond1</text:span> = <text:span text:style-name="T2">ExprCondPair</text:span>(<text:span text:style-name="T7">1</text:span>, <text:span text:style-name="T4">check</text:span>)</text:p>
      <text:p text:style-name="P1"><text:span text:style-name="T4">cond2</text:span> = <text:span text:style-name="T2">ExprCondPair</text:span>(<text:span text:style-name="T7">0.0</text:span>, <text:span text:style-name="T5">True</text:span>)</text:p>
      <text:p text:style-name="P1"><text:span text:style-name="T4">modified_equations</text:span> += [OpenSBLIEq(<text:span text:style-name="T4">kappa_fact</text:span>, <text:span text:style-name="T2">Piecewise</text:span>(*[<text:span text:style-name="T4">cond1</text:span>, <text:span text:style-name="T4">cond2</text:span>]))]</text:p>
      <text:p text:style-name="P1"><text:span text:style-name="T1">else</text:span>:</text:p>
      <text:p text:style-name="P1"><text:span text:style-name="T4">kappa_fact</text:span> = <text:span text:style-name="T7">1</text:span></text:p>
      <text:p text:style-name="P3"># detJ if needed, need to improve these scaling</text:p>
      <text:p text:style-name="P1"><text:span text:style-name="T1">if</text:span> <text:span text:style-name="T4">self</text:span>.curvilinear <text:span text:style-name="T5">and</text:span> <text:span text:style-name="T4">self</text:span>.airfoil:</text:p>
      <text:p text:style-name="P1"><text:span text:style-name="T1">if</text:span> <text:span text:style-name="T4">self</text:span>.ndim == <text:span text:style-name="T7">3</text:span>:</text:p>
      <text:p text:style-name="P1"><text:span text:style-name="T4">modified_equations</text:span> += [OpenSBLIEq(gv(<text:span text:style-name="T6">'inv_detJ'</text:span>), <text:span text:style-name="T7">1</text:span> / (Abs(<text:span text:style-name="T4">block</text:span>.location_dataset(<text:span text:style-name="T6">'detJ'</text:span>)) / <text:span text:style-name="T4">self</text:span>.block.deltas[<text:span text:style-name="T7">2</text:span>])) ] <text:span text:style-name="T9">## Assumes span-periodic for now, for scaling</text:span></text:p>
      <text:p text:style-name="P1"><text:span text:style-name="T1">else</text:span>:</text:p>
      <text:p text:style-name="P1"><text:span text:style-name="T4">modified_equations</text:span> += [OpenSBLIEq(gv(<text:span text:style-name="T6">'inv_detJ'</text:span>), <text:span text:style-name="T7">1</text:span> / Abs(<text:span text:style-name="T4">block</text:span>.location_dataset(<text:span text:style-name="T6">'detJ'</text:span>)))]</text:p>
      <text:p text:style-name="P1"><text:span text:style-name="T4">detJ_term</text:span> = gv(<text:span text:style-name="T6">'inv_detJ'</text:span>)</text:p>
      <text:p text:style-name="P1"><text:soft-page-break/><text:span text:style-name="T1">else</text:span>:</text:p>
      <text:p text:style-name="P1"><text:span text:style-name="T4">detJ_term</text:span> = <text:span text:style-name="T7">1</text:span></text:p>
      <text:p text:style-name="P6"/>
      <text:p text:style-name="P3"># Apply the filter</text:p>
      <text:p text:style-name="P1"><text:span text:style-name="T1">for</text:span> <text:span text:style-name="T4">i</text:span>, <text:span text:style-name="T4">eqn</text:span> <text:span text:style-name="T1">in</text:span> <text:span text:style-name="T2">enumerate</text:span>(<text:span text:style-name="T4">resid_kernel</text:span>.equations):</text:p>
      <text:p text:style-name="P3"># Turn shock-capturing off only for the reconstruction normal to the wall, currently assume direction = 1 for the wall. Fix later</text:p>
      <text:p text:style-name="P1"><text:span text:style-name="T4">weno_eqn</text:span> = <text:span text:style-name="T4">eqn</text:span>.rhs.xreplace({ConstantObject(<text:span text:style-name="T6">'inv_rfact</text:span><text:span text:style-name="T5">%d</text:span><text:span text:style-name="T6">_block</text:span><text:span text:style-name="T5">%d</text:span><text:span text:style-name="T6">'</text:span> % (<text:span text:style-name="T7">1</text:span>, <text:span text:style-name="T4">block</text:span>.blocknumber)) : ConstantObject(<text:span text:style-name="T6">'inv_rfact</text:span><text:span text:style-name="T5">%d</text:span><text:span text:style-name="T6">_block</text:span><text:span text:style-name="T5">%d</text:span><text:span text:style-name="T6">'</text:span> % (<text:span text:style-name="T7">1</text:span>, <text:span text:style-name="T4">block</text:span>.blocknumber))*<text:span text:style-name="T4">wall_detection</text:span>})</text:p>
      <text:p text:style-name="P1"><text:span text:style-name="T4">rhs</text:span> = <text:span text:style-name="T4">kappa_fact</text:span>*ConstantObject(<text:span text:style-name="T6">'dt'</text:span>)*<text:span text:style-name="T4">weno_eqn</text:span> * <text:span text:style-name="T4">detJ_term</text:span></text:p>
      <text:p text:style-name="P1"><text:span text:style-name="T4">modified_equations</text:span>.<text:span text:style-name="T3">append</text:span>(OpenSBLIEq(<text:span text:style-name="T4">self</text:span>.<text:span text:style-name="T4">solution_vector</text:span>[<text:span text:style-name="T4">i</text:span>], <text:span text:style-name="T4">self</text:span>.<text:span text:style-name="T4">solution_vector</text:span>[<text:span text:style-name="T4">i</text:span>] + <text:span text:style-name="T4">rhs</text:span>))</text:p>
      <text:p text:style-name="P6"/>
      <text:p text:style-name="P3"># Finish creating the kernel</text:p>
      <text:p text:style-name="P1"><text:span text:style-name="T4">resid_kernel</text:span>.equations = <text:span text:style-name="T4">modified_equations</text:span></text:p>
      <text:p text:style-name="P1"><text:span text:style-name="T4">residual_kernel</text:span> = <text:span text:style-name="T4">self</text:span>.<text:span text:style-name="T3">create_kernel</text:span>(<text:span text:style-name="T6">'Non-linear filter application'</text:span>, <text:span text:style-name="T4">resid_kernel</text:span>.equations, <text:span text:style-name="T4">resid_kernel</text:span>.halo_ranges, <text:span text:style-name="T4">block</text:span>)</text:p>
      <text:p text:style-name="P1"><text:span text:style-name="T4">self</text:span>.<text:span text:style-name="T4">component_counter</text:span> += <text:span text:style-name="T7">1</text:span></text:p>
      <text:p text:style-name="P1"><text:span text:style-name="T4">self</text:span>.<text:span text:style-name="T3">add_kernel</text:span>(<text:span text:style-name="T4">residual_kernel</text:span>)</text:p>
      <text:p text:style-name="P4">return</text:p>
      <text:p text:style-name="P6"/>
      <text:p text:style-name="P1"><text:span text:style-name="T5">def</text:span> <text:span text:style-name="T3">hybrid_condition</text:span>(<text:span text:style-name="T4">self</text:span>, <text:span text:style-name="T4">kernel</text:span>, <text:span text:style-name="T4">block</text:span>, <text:span text:style-name="T4">direction</text:span>):</text:p>
      <text:p text:style-name="P2">""" Checks the Ducros sensor, if it is a shock we perform the WENO reconstruction, else do nothing."""</text:p>
      <text:p text:style-name="P1"><text:span text:style-name="T1">from</text:span> <text:span text:style-name="T2">sympy</text:span> <text:span text:style-name="T1">import</text:span> <text:span text:style-name="T2">And</text:span>, <text:span text:style-name="T2">Or</text:span></text:p>
      <text:p text:style-name="P1"><text:span text:style-name="T4">input_equations</text:span> = flatten(<text:span text:style-name="T4">kernel</text:span>.equations)</text:p>
      <text:p text:style-name="P1"><text:span text:style-name="T4">kernel</text:span>.equations = []</text:p>
      <text:p text:style-name="P6"/>
      <text:p text:style-name="P1"><text:span text:style-name="T1">if</text:span> <text:span text:style-name="T4">self</text:span>.<text:span text:style-name="T4">optimize</text:span>:</text:p>
      <text:p text:style-name="P2">""" Only evaluate the WENO kernels at certain points, based on the shock sensor result. Improves performance."""</text:p>
      <text:p text:style-name="P1"><text:span text:style-name="T10">DC</text:span> = ConstantObject(<text:span text:style-name="T6">'Ducros_check'</text:span>)</text:p>
      <text:p text:style-name="P1"><text:span text:style-name="T10">DC</text:span>.value = <text:span text:style-name="T7">0.05</text:span></text:p>
      <text:p text:style-name="P1">CTD.add_constant(<text:span text:style-name="T10">DC</text:span>)</text:p>
      <text:p text:style-name="P1"><text:span text:style-name="T4">locations</text:span> = [-<text:span text:style-name="T7">3</text:span>, -<text:span text:style-name="T7">2</text:span>, -<text:span text:style-name="T7">1</text:span>, <text:span text:style-name="T7">1</text:span>, <text:span text:style-name="T7">2</text:span>]</text:p>
      <text:p text:style-name="P1"><text:span text:style-name="T4">term</text:span> = <text:span text:style-name="T4">self</text:span>.<text:span text:style-name="T4">kappa</text:span></text:p>
      <text:p text:style-name="P3"># for dire in range(block.ndim):</text:p>
      <text:p text:style-name="P1"><text:span text:style-name="T4">dire</text:span> = <text:span text:style-name="T4">direction</text:span> <text:span text:style-name="T9"># Only check 1D kappa</text:span></text:p>
      <text:p text:style-name="P1"><text:span text:style-name="T1">for</text:span> <text:span text:style-name="T4">loc</text:span> <text:span text:style-name="T1">in</text:span> <text:span text:style-name="T4">locations</text:span>:</text:p>
      <text:p text:style-name="P1"><text:span text:style-name="T4">term</text:span> = Max(<text:span text:style-name="T4">term</text:span>, increment_dataset(<text:span text:style-name="T4">self</text:span>.<text:span text:style-name="T4">kappa</text:span>, <text:span text:style-name="T4">dire</text:span>, <text:span text:style-name="T4">loc</text:span>))</text:p>
      <text:p text:style-name="P1"><text:span text:style-name="T4">check</text:span> = <text:span text:style-name="T4">term</text:span> &gt; <text:span text:style-name="T10">DC</text:span></text:p>
      <text:p text:style-name="P1"><text:span text:style-name="T4">cond1</text:span> = <text:span text:style-name="T2">ExprCondPair</text:span>(<text:span text:style-name="T4">input_equations</text:span>, <text:span text:style-name="T4">check</text:span>)</text:p>
      <text:p text:style-name="P1"><text:span text:style-name="T4">zeroed_equations</text:span> = flatten([OpenSBLIEq(<text:span text:style-name="T4">dset</text:span>, <text:span text:style-name="T7">0.0</text:span>) <text:span text:style-name="T1">for</text:span> <text:span text:style-name="T4">dset</text:span> <text:span text:style-name="T1">in</text:span> <text:span text:style-name="T4">self</text:span>.<text:span text:style-name="T4">SF</text:span>.temp_wk_arrays[<text:span text:style-name="T4">direction</text:span>]])</text:p>
      <text:p text:style-name="P1"><text:span text:style-name="T4">cond2</text:span> = <text:span text:style-name="T2">ExprCondPair</text:span>(<text:span text:style-name="T4">zeroed_equations</text:span>, <text:span text:style-name="T5">True</text:span>)</text:p>
      <text:p text:style-name="P1"><text:span text:style-name="T4">kernel</text:span>.add_equation([GroupedPiecewise(<text:span text:style-name="T4">cond1</text:span>, <text:span text:style-name="T4">cond2</text:span>)])</text:p>
      <text:p text:style-name="P1"><text:span text:style-name="T1">else</text:span>:</text:p>
      <text:p text:style-name="P1"><text:span text:style-name="T4">kernel</text:span>.add_equation(<text:span text:style-name="T4">input_equations</text:span>)</text:p>
      <text:p text:style-name="P1"><text:span text:style-name="T1">return</text:span> <text:span text:style-name="T4">kernel</text:span></text:p>
      <text:p text:style-name="P1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12:28:16.921835341</meta:creation-date>
    <dc:date>2023-11-28T12:29:26.004709796</dc:date>
    <meta:editing-duration>PT1M9S</meta:editing-duration>
    <meta:editing-cycles>1</meta:editing-cycles>
    <meta:document-statistic meta:table-count="0" meta:image-count="0" meta:object-count="0" meta:page-count="8" meta:paragraph-count="467" meta:word-count="2490" meta:character-count="21957" meta:non-whitespace-character-count="19929"/>
    <meta:generator>LibreOffice/7.5.7.1$Linux_X86_64 LibreOffice_project/50$Build-1</meta:generator>
  </office:meta>
</office:document-meta>
</file>